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41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44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56" style:family="paragraph" style:parent-style-name="relazione">
      <style:text-properties fo:font-size="18pt" style:font-size-asian="18pt" style:font-size-complex="18pt"/>
    </style:style>
    <style:style style:name="P257" style:family="paragraph" style:parent-style-name="Contents_20_Heading">
      <style:paragraph-properties fo:break-before="page"/>
    </style:style>
    <style:style style:name="P258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59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60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61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62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63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64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65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66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67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6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69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70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71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72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73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274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7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7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7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7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7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8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1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82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41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4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4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4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4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4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4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4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4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5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5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52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4" style:family="paragraph" style:parent-style-name="Heading_20_2">
      <style:text-properties officeooo:paragraph-rsid="0179cd44"/>
    </style:style>
    <style:style style:name="P355" style:family="paragraph" style:parent-style-name="Heading_20_2">
      <style:paragraph-properties fo:break-before="page"/>
    </style:style>
    <style:style style:name="P356" style:family="paragraph" style:parent-style-name="Heading_20_2">
      <style:paragraph-properties fo:break-before="page"/>
      <style:text-properties officeooo:rsid="01c50b63" officeooo:paragraph-rsid="01c50b63"/>
    </style:style>
    <style:style style:name="P357" style:family="paragraph" style:parent-style-name="Heading_20_2">
      <style:paragraph-properties fo:break-before="page"/>
      <style:text-properties officeooo:rsid="01cd31a2" officeooo:paragraph-rsid="01cd31a2"/>
    </style:style>
    <style:style style:name="P3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9" style:family="paragraph" style:parent-style-name="Heading_20_1">
      <style:paragraph-properties fo:text-align="start" style:justify-single-word="false" fo:break-before="page"/>
    </style:style>
    <style:style style:name="P360" style:family="paragraph" style:parent-style-name="Heading_20_1">
      <style:paragraph-properties fo:break-before="page"/>
      <style:text-properties officeooo:rsid="01854e5e" officeooo:paragraph-rsid="01854e5e"/>
    </style:style>
    <style:style style:name="P361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3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64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officeooo:rsid="01d708f9"/>
    </style:style>
    <style:style style:name="T165" style:family="text">
      <style:text-properties officeooo:rsid="01dc815f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Davide Cortellucci <text:s text:c="106"/><text:span text:style-name="T147">Informatica Applicata</text:span></text:p>
      <text:p text:style-name="P197">MAT: 260321 <text:s text:c="132"/>2016/2017</text:p>
      <text:p text:style-name="P213"/>
      <text:p text:style-name="P213"/>
      <text:p text:style-name="P213"/>
      <text:p text:style-name="P213"/>
      <text:p text:style-name="Text_20_body"><text:bookmark-start text:name="__RefHeading___Toc2259_1207499119"/>Basi di Dati<text:bookmark-end text:name="__RefHeading___Toc2259_1207499119"/></text:p>
      <text:p text:style-name="P256">Relazione progetto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57">Indice generale</text:p>
          </text:index-title>
          <text:p text:style-name="P353"><text:a xlink:type="simple" xlink:href="#__RefHeading___Toc2261_1207499119" text:style-name="Index_20_Link" text:visited-style-name="Index_20_Link">ANALISI DEI REQUISITI<text:tab/>3</text:a></text:p>
          <text:p text:style-name="P358"><text:a xlink:type="simple" xlink:href="#__RefHeading___Toc2287_1207499119" text:style-name="Index_20_Link" text:visited-style-name="Index_20_Link">Requisiti espressi in linguaggio naturale<text:tab/>3</text:a></text:p>
          <text:p text:style-name="P358"><text:a xlink:type="simple" xlink:href="#__RefHeading___Toc2289_1207499119" text:style-name="Index_20_Link" text:visited-style-name="Index_20_Link">Glossario dei termini<text:tab/>4</text:a></text:p>
          <text:p text:style-name="P358"><text:a xlink:type="simple" xlink:href="#__RefHeading___Toc2291_1207499119" text:style-name="Index_20_Link" text:visited-style-name="Index_20_Link">Lista delle operazioni<text:tab/>4</text:a></text:p>
          <text:p text:style-name="P353"><text:a xlink:type="simple" xlink:href="#__RefHeading___Toc2263_1207499119" text:style-name="Index_20_Link" text:visited-style-name="Index_20_Link">PROGETTAZIONE CONCETTUALE<text:tab/>6</text:a></text:p>
          <text:p text:style-name="P358"><text:a xlink:type="simple" xlink:href="#__RefHeading___Toc2293_1207499119" text:style-name="Index_20_Link" text:visited-style-name="Index_20_Link">Rappresentazione concettuale dei dati<text:tab/>6</text:a></text:p>
          <text:p text:style-name="P358"><text:a xlink:type="simple" xlink:href="#__RefHeading___Toc2295_1207499119" text:style-name="Index_20_Link" text:visited-style-name="Index_20_Link">Entità<text:tab/>6</text:a></text:p>
          <text:p text:style-name="P358"><text:a xlink:type="simple" xlink:href="#__RefHeading___Toc2297_1207499119" text:style-name="Index_20_Link" text:visited-style-name="Index_20_Link">Associazioni<text:tab/>6</text:a></text:p>
          <text:p text:style-name="P358"><text:a xlink:type="simple" xlink:href="#__RefHeading___Toc2299_1207499119" text:style-name="Index_20_Link" text:visited-style-name="Index_20_Link">Attributi<text:tab/>7</text:a></text:p>
          <text:p text:style-name="P358"><text:a xlink:type="simple" xlink:href="#__RefHeading___Toc2301_1207499119" text:style-name="Index_20_Link" text:visited-style-name="Index_20_Link">Identificatori<text:tab/>7</text:a></text:p>
          <text:p text:style-name="P358"><text:a xlink:type="simple" xlink:href="#__RefHeading___Toc2303_1207499119" text:style-name="Index_20_Link" text:visited-style-name="Index_20_Link">Cardinalità<text:tab/>8</text:a></text:p>
          <text:p text:style-name="P358"><text:a xlink:type="simple" xlink:href="#__RefHeading___Toc2305_1207499119" text:style-name="Index_20_Link" text:visited-style-name="Index_20_Link">Generalizzazioni<text:tab/>8</text:a></text:p>
          <text:p text:style-name="P358"><text:a xlink:type="simple" xlink:href="#__RefHeading___Toc2307_1207499119" text:style-name="Index_20_Link" text:visited-style-name="Index_20_Link">Strategia di progetto e sviluppo schema E-R<text:tab/>11</text:a></text:p>
          <text:p text:style-name="P353"><text:a xlink:type="simple" xlink:href="#__RefHeading___Toc2265_1207499119" text:style-name="Index_20_Link" text:visited-style-name="Index_20_Link">PROGETTAZIONE LOGICA<text:tab/>13</text:a></text:p>
          <text:p text:style-name="P358"><text:a xlink:type="simple" xlink:href="#__RefHeading___Toc2309_1207499119" text:style-name="Index_20_Link" text:visited-style-name="Index_20_Link">Ristrutturazione<text:tab/>13</text:a></text:p>
          <text:p text:style-name="P358"><text:a xlink:type="simple" xlink:href="#__RefHeading___Toc2311_1207499119" text:style-name="Index_20_Link" text:visited-style-name="Index_20_Link">Ottimizzazione<text:tab/>13</text:a></text:p>
          <text:p text:style-name="P358"><text:a xlink:type="simple" xlink:href="#__RefHeading___Toc2313_1207499119" text:style-name="Index_20_Link" text:visited-style-name="Index_20_Link">Semplificazione<text:tab/>17</text:a></text:p>
          <text:p text:style-name="P358"><text:a xlink:type="simple" xlink:href="#__RefHeading___Toc2315_1207499119" text:style-name="Index_20_Link" text:visited-style-name="Index_20_Link">Traduzione<text:tab/>18</text:a></text:p>
          <text:p text:style-name="P358"><text:a xlink:type="simple" xlink:href="#__RefHeading___Toc2317_1207499119" text:style-name="Index_20_Link" text:visited-style-name="Index_20_Link">Normalizzazione<text:tab/>22</text:a></text:p>
          <text:p text:style-name="P353"><text:a xlink:type="simple" xlink:href="#__RefHeading___Toc3102_381578849" text:style-name="Index_20_Link" text:visited-style-name="Index_20_Link">IMPLEMENTAZIONE<text:tab/>24</text:a></text:p>
          <text:p text:style-name="P358"><text:a xlink:type="simple" xlink:href="#__RefHeading___Toc3104_381578849" text:style-name="Index_20_Link" text:visited-style-name="Index_20_Link">Operazioni di aggiornamento<text:tab/>28</text:a></text:p>
          <text:p text:style-name="P358"><text:a xlink:type="simple" xlink:href="#__RefHeading___Toc3106_381578849" text:style-name="Index_20_Link" text:visited-style-name="Index_20_Link">Operazioni di interrogazione<text:tab/>29</text:a></text:p>
        </text:index-body>
      </text:table-of-content>
      <text:p text:style-name="P214"/>
      <text:h text:style-name="P359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23"/>
      <text:p text:style-name="P23">Si vuole implementare una piattaforma online per lo sviluppo di contatti professionali.</text:p>
      <text:p text:style-name="P23"/>
      <text:p text:style-name="P24">Lo scopo di tale piattaforma è di <text:span text:style-name="T1">consentire agli utenti registrati di mantenere una lista di persone conosciute e ritenute affidabili in ambito lavorativo.</text:span></text:p>
      <text:p text:style-name="P24"/>
      <text:p text:style-name="P25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25"/>
      <text:p text:style-name="P26">Gli account utente possono essere di due tipi:</text:p>
      <text:list xml:id="list6118156977081641619" text:style-name="L1">
        <text:list-item>
          <text:p text:style-name="P275">account gratuito (utente cercatore di lavoro);</text:p>
        </text:list-item>
        <text:list-item>
          <text:p text:style-name="P275">account <text:span text:style-name="T2">a pagamento</text:span> (utente datore di lavoro).</text:p>
        </text:list-item>
      </text:list>
      <text:p text:style-name="P26"/>
      <text:p text:style-name="P28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8"/>
      <text:p text:style-name="P30">Gli utenti hanno accesso ad una sezione “Offerte di lavoro”, che contiene le diverse richieste professionali.</text:p>
      <text:p text:style-name="P28"/>
      <text:p text:style-name="P29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26"/>
      <text:p text:style-name="P27">Attraverso la piattaforma è possibile:</text:p>
      <text:p text:style-name="P22"/>
      <text:list xml:id="list78979102163903938" text:style-name="L2">
        <text:list-item>
          <text:p text:style-name="P276">essere presentati a qualcuno che si desidera conoscere attraverso un contatto mutuo e affidabile;</text:p>
        </text:list-item>
        <text:list-item>
          <text:p text:style-name="P276">trovare offerte di lavoro, persone, opportunità di business con il supporto di qualcuno</text:p>
          <text:p text:style-name="P276">presente all’interno della propria lista di contatti o del proprio network;</text:p>
        </text:list-item>
        <text:list-item>
          <text:p text:style-name="P276">pubblicare offerte e ricercare potenziali candidati <text:span text:style-name="T4">(solo per i possessori di un account a pagamento);</text:span></text:p>
        </text:list-item>
        <text:list-item>
          <text:p text:style-name="P276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76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76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54" text:outline-level="2"/>
      <text:h text:style-name="P354" text:outline-level="2"><text:bookmark-start text:name="__RefHeading___Toc2289_1207499119"/><text:span text:style-name="T148">G</text:span>lossario dei termini<text:bookmark-end text:name="__RefHeading___Toc2289_1207499119"/></text:h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45">Termine</text:p>
          </table:table-cell>
          <table:table-cell table:style-name="Tabella1.A1" office:value-type="string">
            <text:p text:style-name="P245">Descrizione</text:p>
          </table:table-cell>
          <table:table-cell table:style-name="Tabella1.C1" office:value-type="string">
            <text:p text:style-name="P245">Collegamenti</text:p>
          </table:table-cell>
        </table:table-row>
        <table:table-row>
          <table:table-cell table:style-name="Tabella1.A2" office:value-type="string">
            <text:p text:style-name="P229">Utente</text:p>
          </table:table-cell>
          <table:table-cell table:style-name="Tabella1.A2" office:value-type="string">
            <text:p text:style-name="P229">Persona che costituisce il database e vi interagisce. Può essere un datore di lavoro o un lavoratore semplice.</text:p>
          </table:table-cell>
          <table:table-cell table:style-name="Tabella1.C2" office:value-type="string">
            <text:p text:style-name="P234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33">Account</text:p>
          </table:table-cell>
          <table:table-cell table:style-name="Tabella1.A2" office:value-type="string">
            <text:p text:style-name="P233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33">Utente, Offerte</text:p>
          </table:table-cell>
        </table:table-row>
        <table:table-row>
          <table:table-cell table:style-name="Tabella1.A2" office:value-type="string">
            <text:p text:style-name="P230">Contatti</text:p>
          </table:table-cell>
          <table:table-cell table:style-name="Tabella1.A2" office:value-type="string">
            <text:p text:style-name="P230">Lista di contatti conosciuti e ritenuti affidabili dall’utente.</text:p>
          </table:table-cell>
          <table:table-cell table:style-name="Tabella1.C2" office:value-type="string">
            <text:p text:style-name="P234">Utente, Connessioni</text:p>
          </table:table-cell>
        </table:table-row>
        <table:table-row>
          <table:table-cell table:style-name="Tabella1.A2" office:value-type="string">
            <text:p text:style-name="P230">Connessioni</text:p>
          </table:table-cell>
          <table:table-cell table:style-name="Tabella1.A2" office:value-type="string">
            <text:p text:style-name="P231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31">Utente, Contatti</text:p>
          </table:table-cell>
        </table:table-row>
        <table:table-row>
          <table:table-cell table:style-name="Tabella1.A2" office:value-type="string">
            <text:p text:style-name="P232">Curriculum</text:p>
          </table:table-cell>
          <table:table-cell table:style-name="Tabella1.A2" office:value-type="string">
            <text:p text:style-name="P232">Profilo dell’utente. Questi può modificarlo inserendo i propri dati ed esperienze/competenze lavorative.</text:p>
          </table:table-cell>
          <table:table-cell table:style-name="Tabella1.C2" office:value-type="string">
            <text:p text:style-name="P234">Utente, Gruppi</text:p>
          </table:table-cell>
        </table:table-row>
        <table:table-row>
          <table:table-cell table:style-name="Tabella1.A2" office:value-type="string">
            <text:p text:style-name="P232">Offerte</text:p>
          </table:table-cell>
          <table:table-cell table:style-name="Tabella1.A2" office:value-type="string">
            <text:p text:style-name="P232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33">Utente, Account</text:p>
          </table:table-cell>
        </table:table-row>
        <table:table-row>
          <table:table-cell table:style-name="Tabella1.A2" office:value-type="string">
            <text:p text:style-name="P233">Gruppi</text:p>
          </table:table-cell>
          <table:table-cell table:style-name="Tabella1.A2" office:value-type="string">
            <text:p text:style-name="P233">Insieme di utenti con situazioni in comune.</text:p>
          </table:table-cell>
          <table:table-cell table:style-name="Tabella1.C2" office:value-type="string">
            <text:p text:style-name="P235">Utente, Curriculum</text:p>
          </table:table-cell>
        </table:table-row>
      </table:table>
      <text:p text:style-name="P21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21"/>
      <text:list xml:id="list4857068711229155617" text:style-name="L3">
        <text:list-item>
          <text:p text:style-name="P280">Aggiornamenti del database</text:p>
        </text:list-item>
      </text:list>
      <text:p text:style-name="P39"/>
      <text:list xml:id="list3240060565445858607" text:style-name="L4">
        <text:list-item>
          <text:p text:style-name="P277">Inserimento nuovo utente</text:p>
        </text:list-item>
        <text:list-item>
          <text:p text:style-name="P277">Eliminazione utente</text:p>
        </text:list-item>
        <text:list-item>
          <text:p text:style-name="P277">Modifica curriculum</text:p>
        </text:list-item>
        <text:list-item>
          <text:p text:style-name="P277">Segnalare collaborazione con utente, aggiungendolo così alla lista contatti</text:p>
        </text:list-item>
        <text:list-item>
          <text:p text:style-name="P277">Pubblicare offerte di lavoro (solo account a pagamento)</text:p>
        </text:list-item>
        <text:list-item>
          <text:p text:style-name="P277">Rimuovere offerte di lavoro (solo account a pagamento)</text:p>
        </text:list-item>
      </text:list>
      <text:p text:style-name="P31"><text:soft-page-break/></text:p>
      <text:p text:style-name="P31"/>
      <text:list xml:id="list8744067930097255487" text:style-name="L5">
        <text:list-item>
          <text:p text:style-name="P281">Interrogazioni al database</text:p>
        </text:list-item>
      </text:list>
      <text:p text:style-name="P40"/>
      <text:list xml:id="list1661329154604645016" text:style-name="L6">
        <text:list-item>
          <text:p text:style-name="P278">Consultare tutti gli utenti <text:span text:style-name="T159">(nome e cognome)</text:span></text:p>
        </text:list-item>
        <text:list-item>
          <text:p text:style-name="P278">Consultare dettagliatamente un utente</text:p>
        </text:list-item>
        <text:list-item>
          <text:p text:style-name="P278">Autenticazione utente</text:p>
        </text:list-item>
        <text:list-item>
          <text:p text:style-name="P278">Consultare lista contatti</text:p>
        </text:list-item>
        <text:list-item>
          <text:p text:style-name="P278">Consultare gruppi</text:p>
        </text:list-item>
        <text:list-item>
          <text:p text:style-name="P279">Ricercare offerte di lavoro</text:p>
        </text:list-item>
        <text:list-item>
          <text:p text:style-name="P279">Ricercare utenti lavoratori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359" text:outline-level="1"><text:bookmark-start text:name="__RefHeading___Toc2263_1207499119"/>PROGETTAZIONE CONCETTUALE<text:bookmark-end text:name="__RefHeading___Toc2263_1207499119"/></text:h>
      <text:p text:style-name="P21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19"/>
      <text:p text:style-name="P32">Ora è il momento di rappresentare i concetti a disposizione secondo le regole del modello E-R (Entity-Relationship), che è il modello concettuale scelto in questo caso.</text:p>
      <text:p text:style-name="P219"><text:span text:style-name="T10">P</text:span><text:span text:style-name="T9">rima di iniziare la costruzione dello schema E-R</text:span></text:p>
      <text:p text:style-name="P38"/>
      <text:h text:style-name="Heading_20_2" text:outline-level="2"><text:bookmark-start text:name="__RefHeading___Toc2295_1207499119"/>Entità<text:bookmark-end text:name="__RefHeading___Toc2295_1207499119"/></text:h>
      <text:p text:style-name="P199"/>
      <text:p text:style-name="P21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16"><text:span text:style-name="T16">L’entità</text:span><text:span text:style-name="T15"> verrà rappresentata con una figura simile ad un rettangolo.</text:span></text:p>
      <text:p text:style-name="P36"/>
      <text:p text:style-name="P3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h text:style-name="Heading_20_2" text:outline-level="2"><text:bookmark-start text:name="__RefHeading___Toc2297_1207499119"/>Associazioni<text:bookmark-end text:name="__RefHeading___Toc2297_1207499119"/></text:h>
      <text:p text:style-name="P198"/>
      <text:p text:style-name="P21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7">Graficamente corrisponde ad un rombo, collegato alle entità con delle linee.</text:p>
      <text:p text:style-name="P37"/>
      <text:p text:style-name="P3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01"/>
      <text:h text:style-name="P355" text:outline-level="2"><text:bookmark-start text:name="__RefHeading___Toc2299_1207499119"/>Attributi<text:bookmark-end text:name="__RefHeading___Toc2299_1207499119"/></text:h>
      <text:p text:style-name="P200"/>
      <text:p text:style-name="P35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90"/>
      <text:p text:style-name="P190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Heading_20_2" text:outline-level="2"><text:bookmark-start text:name="__RefHeading___Toc2301_1207499119"/>Identificatori<text:bookmark-end text:name="__RefHeading___Toc2301_1207499119"/></text:h>
      <text:p text:style-name="P203"/>
      <text:p text:style-name="P48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9">Nella figura sotto, “id_contatto” è un identificatore (interno).</text:p>
      <text:p text:style-name="P48"/>
      <text:p text:style-name="P4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55" text:outline-level="2"><text:bookmark-start text:name="__RefHeading___Toc2303_1207499119"/>Cardinalità<text:bookmark-end text:name="__RefHeading___Toc2303_1207499119"/></text:h>
      <text:p text:style-name="P204"/>
      <text:p text:style-name="P50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6039273427624606316" text:style-name="L7">
        <text:list-item>
          <text:p text:style-name="P282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82">N per la cardinalità massima, cioè <text:span text:style-name="T30">molti</text:span>.</text:p>
        </text:list-item>
      </text:list>
      <text:p text:style-name="P51">In base a ciò, possono esistere relazioni <text:span text:style-name="T30">uno ad uno</text:span>, <text:span text:style-name="T30">uno a molti</text:span> e <text:span text:style-name="T30">molti a molti</text:span>.</text:p>
      <text:p text:style-name="P51"/>
      <text:p text:style-name="P5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52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53">Le cardinalità possono essere riferite anche ad attributi.</text:p>
      <text:p text:style-name="P53"/>
      <text:h text:style-name="Heading_20_2" text:outline-level="2"><text:bookmark-start text:name="__RefHeading___Toc2305_1207499119"/>Generalizzazioni<text:bookmark-end text:name="__RefHeading___Toc2305_1207499119"/></text:h>
      <text:p text:style-name="P205"/>
      <text:p text:style-name="P54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54"/>
      <text:p text:style-name="P5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26">Di seguito la categorizzazione dei concetti, trattati per Entità, appartenenti alla base di dati:</text:p>
      <text:p text:style-name="P41"/>
      <text:p text:style-name="P202">1) Utente</text:p>
      <text:p text:style-name="P42"/>
      <text:p text:style-name="P42">Entità <text:span text:style-name="T59">principale</text:span> del database; rappresenta l’utente stesso e le sue interazioni con la piattaforma.</text:p>
      <text:p text:style-name="P43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44"/>
      <text:p text:style-name="P45">Attributi di Utente:</text:p>
      <text:p text:style-name="P45"/>
      <text:list xml:id="list5429569800875366397" text:style-name="L8">
        <text:list-item>
          <text:p text:style-name="P283">id_utente<text:tab/>numero intero che identifica univocamente l’utente;</text:p>
        </text:list-item>
        <text:list-item>
          <text:p text:style-name="P283">nome<text:tab/><text:tab/>nome dell’utente;</text:p>
        </text:list-item>
        <text:list-item>
          <text:p text:style-name="P283">cognome<text:tab/>cognome dell’utente;</text:p>
        </text:list-item>
        <text:list-item>
          <text:p text:style-name="P283">sesso<text:tab/><text:tab/>sesso dell’utente;</text:p>
        </text:list-item>
        <text:list-item>
          <text:p text:style-name="P283">email<text:tab/><text:tab/>indirizzo e-mail con cui l’utente si è registrato;</text:p>
        </text:list-item>
        <text:list-item>
          <text:p text:style-name="P283">password<text:tab/>password associata dall’utente al suo account;</text:p>
        </text:list-item>
        <text:list-item>
          <text:p text:style-name="P284">data_nascita<text:tab/>data di nascita dell’utente;</text:p>
        </text:list-item>
        <text:list-item>
          <text:p text:style-name="P285">provenienza<text:tab/>luogo di nascita dell’utente;</text:p>
        </text:list-item>
        <text:list-item>
          <text:p text:style-name="P285">occupazione<text:tab/>denota l’occupazione dell’utente;</text:p>
        </text:list-item>
        <text:list-item>
          <text:p text:style-name="P286">luogo_lavoro<text:tab/>città in cui l’utente lavora attualmente;</text:p>
        </text:list-item>
        <text:list-item>
          <text:p text:style-name="P287">curriculum<text:tab/>area di testo contenente il curriculum dell’utente;</text:p>
        </text:list-item>
        <text:list-item>
          <text:p text:style-name="P287">account<text:tab/>tipo di account utente.</text:p>
        </text:list-item>
      </text:list>
      <text:p text:style-name="P46"/>
      <text:p text:style-name="P47">Associazioni di Utente:</text:p>
      <text:p text:style-name="P47"/>
      <text:list xml:id="list1083775309219301880" text:style-name="L9">
        <text:list-item>
          <text:p text:style-name="P288">può avere uno o molti contatti;</text:p>
        </text:list-item>
        <text:list-item>
          <text:p text:style-name="P289">può consultare molte offerte di lavoro;</text:p>
        </text:list-item>
        <text:list-item>
          <text:p text:style-name="P288">può aggiungere una o più offerte di lavoro (se è premium);</text:p>
        </text:list-item>
        <text:list-item>
          <text:p text:style-name="P290">può avere uno o molti utenti appartenenti a connessioni di secondo e terzo grado;</text:p>
        </text:list-item>
        <text:list-item>
          <text:p text:style-name="P290">può appartenere ad uno o molti gruppi.</text:p>
        </text:list-item>
      </text:list>
      <text:p text:style-name="P202"/>
      <text:p text:style-name="P202">2) Contatto</text:p>
      <text:p text:style-name="P202"/>
      <text:p text:style-name="P56">Le occorrenze di questa entità costituiscono la lista contatti di ciascun utente, cioè rappresenta gli i contatti con cui l’utente ha collaborato e/o ritiene affidabile.</text:p>
      <text:p text:style-name="P56"/>
      <text:p text:style-name="P57">Attributi di Contatto:</text:p>
      <text:p text:style-name="P57"/>
      <text:list xml:id="list6435882286175493799" text:style-name="L10">
        <text:list-item>
          <text:p text:style-name="P291">id_contatto<text:tab/>intero che identifica univocamente ciascuna occorrenza di Contatto;</text:p>
        </text:list-item>
        <text:list-item>
          <text:p text:style-name="P291">utente<text:tab/><text:tab/>attributo che specifica il contatto in questione.</text:p>
        </text:list-item>
      </text:list>
      <text:p text:style-name="P57"/>
      <text:p text:style-name="P57">Associazioni di Contatto:</text:p>
      <text:p text:style-name="P57"/>
      <text:list xml:id="list4672311821476059509" text:style-name="L11">
        <text:list-item>
          <text:p text:style-name="P292">può essere contatto di <text:span text:style-name="T72">uno</text:span> o molti utenti.</text:p>
        </text:list-item>
      </text:list>
      <text:p text:style-name="P223">3) <text:span text:style-name="T120">Nodo</text:span></text:p>
      <text:p text:style-name="P202"/>
      <text:p text:style-name="P59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60">Per <text:span text:style-name="T66">rappresentare questi tipi diversi di connessioni, sono necessarie due associazioni.</text:span></text:p>
      <text:p text:style-name="P60"/>
      <text:p text:style-name="P61">Attributi di <text:span text:style-name="T120">Nodo</text:span>:</text:p>
      <text:list xml:id="list3518637210712377918" text:style-name="L12">
        <text:list-item>
          <text:p text:style-name="P293">id_<text:span text:style-name="T121">nodo</text:span><text:tab/>intero che identifica univocamente ciascuna occorrenza di <text:span text:style-name="T120">Nodo</text:span>;</text:p>
        </text:list-item>
        <text:list-item>
          <text:p text:style-name="P293">utente<text:tab/><text:tab/>attributo che rappresenta l’utente che si ha come connessione;</text:p>
        </text:list-item>
        <text:list-item>
          <text:p text:style-name="P293">contatto<text:tab/>attributo che specifica <text:span text:style-name="T122">con</text:span> quale contatto <text:span text:style-name="T122">si è in</text:span> connessione.</text:p>
        </text:list-item>
      </text:list>
      <text:p text:style-name="P61"/>
      <text:p text:style-name="P61">Associazioni di <text:span text:style-name="T121">Nodo</text:span>:</text:p>
      <text:list xml:id="list4149591659675347429" text:style-name="L13">
        <text:list-item>
          <text:p text:style-name="P294">può essere connessione di secondo grado di uno o molti utenti;</text:p>
        </text:list-item>
        <text:list-item>
          <text:p text:style-name="P294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202"/>
      <text:p text:style-name="P202">4) <text:s/>Gruppo</text:p>
      <text:p text:style-name="P202"/>
      <text:p text:style-name="P65">Entità che serve a rappresentare l’esistenza dei gruppi, cioè un insieme di utenti che hanno dei dati in comune (lavoro, luogo di <text:span text:style-name="T70">l</text:span>avoro, nascita, ecc.).</text:p>
      <text:p text:style-name="P65"/>
      <text:p text:style-name="P65">Attributi di Gruppo:</text:p>
      <text:list xml:id="list2258517473346811916" text:style-name="L14">
        <text:list-item>
          <text:p text:style-name="P295">id_gruppo<text:tab/><text:span text:style-name="T69">numero intero che identifica univocamente </text:span>un gruppo;</text:p>
        </text:list-item>
        <text:list-item>
          <text:p text:style-name="P295">attinenza<text:tab/>attributo che specifica <text:span text:style-name="T71">il parametro che accomuna gli utenti del gruppo;</text:span></text:p>
        </text:list-item>
        <text:list-item>
          <text:p text:style-name="P296">nome<text:tab/><text:tab/>nome del gruppo, dipende da attinenza.</text:p>
        </text:list-item>
      </text:list>
      <text:p text:style-name="P66"/>
      <text:p text:style-name="P67"><text:span text:style-name="T73">Associ</text:span>azioni di Gruppo:</text:p>
      <text:list xml:id="list2048082354412233362" text:style-name="L15">
        <text:list-item>
          <text:p text:style-name="P297">può appartenervi uno o più utenti.</text:p>
        </text:list-item>
      </text:list>
      <text:p text:style-name="P202"/>
      <text:p text:style-name="P202">5) Offerta</text:p>
      <text:p text:style-name="P202"/>
      <text:p text:style-name="P67"><text:span text:style-name="T73">Le occorrenze di Offerta formano</text:span> la lista di offerte di lavoro presente nella piattaforma.</text:p>
      <text:p text:style-name="P67"/>
      <text:p text:style-name="P68">Attributi di Offerta:</text:p>
      <text:list xml:id="list8957371127365692705" text:style-name="L16">
        <text:list-item>
          <text:p text:style-name="P298">id_offerta<text:tab/><text:span text:style-name="T69">numero intero che identifica univocamente </text:span>l’offerta;</text:p>
        </text:list-item>
        <text:list-item>
          <text:p text:style-name="P298">emittente<text:tab/>identifica l’utente premium che ha creato l’offerta di lavoro;</text:p>
        </text:list-item>
        <text:list-item>
          <text:p text:style-name="P298">occupazione<text:tab/>indica la tipologia di impiego offerto;</text:p>
        </text:list-item>
        <text:list-item>
          <text:p text:style-name="P299">num_posti<text:tab/>numero di posti di lavoro disponibili;</text:p>
        </text:list-item>
        <text:list-item>
          <text:p text:style-name="P298">luogo<text:tab/><text:tab/>luogo di lavoro;</text:p>
        </text:list-item>
        <text:list-item>
          <text:p text:style-name="P298">durata<text:tab/><text:tab/>durata del contratto di lavoro.</text:p>
        </text:list-item>
      </text:list>
      <text:p text:style-name="P69"/>
      <text:p text:style-name="P69">Associazioni di Offerta:</text:p>
      <text:list xml:id="list7822729227327817046" text:style-name="L17">
        <text:list-item>
          <text:p text:style-name="P301">è consultabile da più utenti <text:span text:style-name="T74">ed </text:span>un utente può consultare più offerte;</text:p>
        </text:list-item>
        <text:list-item>
          <text:p text:style-name="P300">un utente premium può pubblicare una o più offerte di lavoro;</text:p>
        </text:list-item>
        <text:list-item>
          <text:p text:style-name="P300"><text:soft-page-break/>può essere pubblicata da un solo utente premium.</text:p>
        </text:list-item>
      </text:list>
      <text:p text:style-name="P131"/>
      <text:p text:style-name="P208">6) Città</text:p>
      <text:p text:style-name="P208"/>
      <text:p text:style-name="P139">Entità introdotta per permettere di avere una lista di città predefinite, in modo da alleggerire il peso del database ed evitare incongruenze tra i nomi.</text:p>
      <text:p text:style-name="P139"/>
      <text:p text:style-name="P139">Attributi di Città:</text:p>
      <text:list xml:id="list9058689489461622545" text:style-name="L18">
        <text:list-item>
          <text:p text:style-name="P302">id_citta<text:tab/>numero intero che identifica univocamente una città;</text:p>
        </text:list-item>
        <text:list-item>
          <text:p text:style-name="P302">nome_citta<text:tab/>stringa contenente il nome della città.</text:p>
        </text:list-item>
      </text:list>
      <text:p text:style-name="P141"/>
      <text:p text:style-name="P139">Associazioni di Città:</text:p>
      <text:list xml:id="list5634585020696938094" text:style-name="L19">
        <text:list-item>
          <text:p text:style-name="P304">p<text:span text:style-name="T153">ossono</text:span> esservi nat<text:span text:style-name="T153">i</text:span> più utenti;</text:p>
        </text:list-item>
        <text:list-item>
          <text:p text:style-name="P304">p<text:span text:style-name="T154">ossono</text:span> attualmente lavorarci più utenti.</text:p>
        </text:list-item>
      </text:list>
      <text:p text:style-name="P208"/>
      <text:p text:style-name="P208">7) Lavoro</text:p>
      <text:p text:style-name="P208"/>
      <text:p text:style-name="P144">Similmente a Città, l’entità Lavoro serve ad avere una lista di lavori predefiniti.</text:p>
      <text:p text:style-name="P140">Attributi di <text:span text:style-name="T152">Lavoro</text:span>:</text:p>
      <text:list xml:id="list111954498741993" text:continue-list="list9058689489461622545" text:style-name="L18">
        <text:list-item>
          <text:p text:style-name="P303">id_<text:span text:style-name="T152">lavoro</text:span><text:tab/>numero intero che identifica univocamente un <text:span text:style-name="T152">lavoro</text:span>;</text:p>
        </text:list-item>
        <text:list-item>
          <text:p text:style-name="P303">nome_<text:span text:style-name="T152">lavoro</text:span><text:tab/>stringa contenente il nome del <text:span text:style-name="T152">lavoro</text:span>.</text:p>
        </text:list-item>
      </text:list>
      <text:p text:style-name="P142"/>
      <text:p text:style-name="P140">Associazioni di <text:span text:style-name="T153">lavoro</text:span>:</text:p>
      <text:list xml:id="list2379617136667913209" text:style-name="L20">
        <text:list-item>
          <text:p text:style-name="P305">può essere l’impiego di più utenti</text:p>
        </text:list-item>
      </text:list>
      <text:p text:style-name="P131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41"/>
      <text:p text:style-name="P41">Come strategia di progetto è stata scelta la <text:span text:style-name="T30">inside-out</text:span>, che può essere intesa come un caso particolare della strategia <text:span text:style-name="T30">bottom-up</text:span>.</text:p>
      <text:p text:style-name="P41">A partire dalle specifiche, si individuano i concetti più importanti e da questi si procede espandendosi “a macchia d’olio” fino a coprire interamente le specifiche.</text:p>
      <text:p text:style-name="P41"/>
      <text:p text:style-name="P58">Innanzitutto si considera la relazione tra Utente e Contatto,</text:p>
      <text:p text:style-name="P58"/>
      <text:p text:style-name="P5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62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62"/>
      <text:p text:style-name="P64">Successivamente si analizza la relazione tra l’utente e le sue connessioni</text:p>
      <text:p text:style-name="P64"><office:annotation><dc:creator>Autore sconosciuto</dc:creator><dc:date>2017-08-15T19:06:15</dc:date><text:p text:style-name="P362"><text:span text:style-name="T166">Immagine qui (utente e connessione)</text:span></text:p></office:annotation></text:p>
      <text:p text:style-name="P63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63"/>
      <text:p text:style-name="P70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70"><office:annotation><dc:creator>Autore sconosciuto</dc:creator><dc:date>2017-08-15T23:11:08</dc:date><text:p text:style-name="P362"><text:span text:style-name="T166">Immagine: generalizzazione utente</text:span></text:p></office:annotation></text:p>
      <text:p text:style-name="P70"/>
      <text:p text:style-name="P71">In seguito si distinguono due associazioni con l’entità Offerta, dal momento che solo utenti premium possono pubblicare offerte di lavoro.</text:p>
      <text:p text:style-name="P71"><office:annotation><dc:creator>Autore sconosciuto</dc:creator><dc:date>2017-08-16T00:13:25</dc:date><text:p text:style-name="P362"><text:span text:style-name="T166">Immagine: associazione tra offerta e account</text:span></text:p></office:annotation></text:p>
      <text:p text:style-name="P143">Poi si inseriscono le entità Città e Lavoro.</text:p>
      <text:p text:style-name="P143"><office:annotation><dc:creator>Autore sconosciuto</dc:creator><dc:date>2017-09-07T21:13:51</dc:date><text:p text:style-name="P362"><text:span text:style-name="T166">Immagine con entità città e lavoro</text:span></text:p></office:annotation></text:p>
      <text:p text:style-name="P72">Infine si schematizza la relazione tra Utente e Gruppi tramite una associazione tra le due entità.</text:p>
      <text:p text:style-name="P72"><office:annotation><dc:creator>Autore sconosciuto</dc:creator><dc:date>2017-08-16T00:13:46</dc:date><text:p text:style-name="P362"><text:span text:style-name="T166">Ultima immagine: utente e gruppo</text:span></text:p></office:annotation></text:p>
      <text:p text:style-name="P72"/>
      <text:p text:style-name="P73">Riassumendo tutto in un unico schema:</text:p>
      <text:p text:style-name="P73"><office:annotation><dc:creator>Autore sconosciuto</dc:creator><dc:date>2017-08-16T00:14:55</dc:date><text:p text:style-name="P362"><text:span text:style-name="T166">Schema e-r finale</text:span></text:p></office:annotation></text:p>
      <text:p text:style-name="P73"/>
      <text:h text:style-name="P359" text:outline-level="1"><text:bookmark-start text:name="__RefHeading___Toc2265_1207499119"/>PROGETTAZIONE LOGICA<text:bookmark-end text:name="__RefHeading___Toc2265_1207499119"/></text:h>
      <text:p text:style-name="P212"/>
      <text:p text:style-name="P74">La progettazione logica è quella fase che permette di tradurre lo schema concettuale della base di dati in uno schema logico, cioè uno schema che non astrae dall’implementazione della base di dati.</text:p>
      <text:p text:style-name="P75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76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78">Il modello logico che verrà utilizzato è il modello relazionale, descritto in seguito, con tutte le implicazioni che ne conseguono.</text:p>
      <text:p text:style-name="P76"/>
      <text:p text:style-name="P76"/>
      <text:h text:style-name="Heading_20_2" text:outline-level="2"><text:bookmark-start text:name="__RefHeading___Toc2309_1207499119"/>Ristrutturazione<text:bookmark-end text:name="__RefHeading___Toc2309_1207499119"/></text:h>
      <text:p text:style-name="P77"/>
      <text:p text:style-name="P77">L<text:span text:style-name="T77">a ristrutturazione comprende i seguenti passi, da effettuare in sequenza:</text:span></text:p>
      <text:list xml:id="list7690638065881703796" text:style-name="L21">
        <text:list-item>
          <text:p text:style-name="P306"><text:span text:style-name="T141">Ottimizzazione</text:span>;</text:p>
        </text:list-item>
        <text:list-item>
          <text:p text:style-name="P308">Semplificazione.</text:p>
        </text:list-item>
      </text:list>
      <text:p text:style-name="P110"/>
      <text:h text:style-name="Heading_20_2" text:outline-level="2"><text:bookmark-start text:name="__RefHeading___Toc2311_1207499119"/>Ottimizzazione<text:bookmark-end text:name="__RefHeading___Toc2311_1207499119"/></text:h>
      <text:p text:style-name="P111"/>
      <text:p text:style-name="P111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6567839046758996084" text:style-name="L22">
        <text:list-item>
          <text:p text:style-name="P340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40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40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32"/>
      <text:p text:style-name="P191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62"><text:span text:style-name="T166">Inserire immagine dello schema e-r <text:s/>relativo</text:span></text:p></office:annotation></text:span></text:p>
      <text:p text:style-name="P133"/>
      <text:p text:style-name="P193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95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34">Dal momento che l’eliminazione delle ridondanze non porta necessariamente dei benefici, si valutano i costi di accesso sui quali operare la scelta ottimale.</text:p>
      <text:p text:style-name="P134"/>
      <text:p text:style-name="P196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35"/>
      <text:p text:style-name="P196"><text:span text:style-name="T52">La</text:span><text:span text:style-name="T51"> tavola dei volumi ingloba questi tre concetti:</text:span></text:p>
      <text:p text:style-name="P13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7">Concetto</text:p>
          </table:table-cell>
          <table:table-cell table:style-name="Table1.A1" office:value-type="string">
            <text:p text:style-name="P247">Tipo</text:p>
          </table:table-cell>
          <table:table-cell table:style-name="Table1.C1" office:value-type="string">
            <text:p text:style-name="P247">Volume</text:p>
          </table:table-cell>
        </table:table-row>
        <table:table-row>
          <table:table-cell table:style-name="Table1.A2" office:value-type="string">
            <text:p text:style-name="P238">Utente</text:p>
          </table:table-cell>
          <table:table-cell table:style-name="Table1.A2" office:value-type="string">
            <text:p text:style-name="P238">E</text:p>
          </table:table-cell>
          <table:table-cell table:style-name="Table1.C2" office:value-type="string">
            <text:p text:style-name="P238">1000</text:p>
          </table:table-cell>
        </table:table-row>
        <table:table-row>
          <table:table-cell table:style-name="Table1.A2" office:value-type="string">
            <text:p text:style-name="P239">Offerta</text:p>
          </table:table-cell>
          <table:table-cell table:style-name="Table1.A2" office:value-type="string">
            <text:p text:style-name="P239">E</text:p>
          </table:table-cell>
          <table:table-cell table:style-name="Table1.C2" office:value-type="string">
            <text:p text:style-name="P239">100</text:p>
          </table:table-cell>
        </table:table-row>
        <table:table-row>
          <table:table-cell table:style-name="Table1.A2" office:value-type="string">
            <text:p text:style-name="P239">Pubblicazione</text:p>
          </table:table-cell>
          <table:table-cell table:style-name="Table1.A2" office:value-type="string">
            <text:p text:style-name="P239">R</text:p>
          </table:table-cell>
          <table:table-cell table:style-name="Table1.C2" office:value-type="string">
            <text:p text:style-name="P239">100</text:p>
          </table:table-cell>
        </table:table-row>
      </table:table>
      <text:p text:style-name="P136"/>
      <text:p text:style-name="P137">Il volume è indicativo, ci si vuole focalizzare maggiormente sul rapporto tra i concetti; notare che il volume di Offerta e Pubblicazione coincide, poiché la cardinalità dice che un’offerta viene pubblicata da un solo utente.</text:p>
      <text:p text:style-name="P137"/>
      <text:p text:style-name="P192"><text:span text:style-name="T40">Per quanto riguarda le operazioni, se ne esamin</text:span><text:span text:style-name="T53">ano</text:span><text:span text:style-name="T40"> due:</text:span></text:p>
      <text:list xml:id="list8376702085432280916" text:style-name="L23">
        <text:list-item>
          <text:p text:style-name="P341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41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8">Operazione</text:p>
          </table:table-cell>
          <table:table-cell table:style-name="Table2.A1" office:value-type="string">
            <text:p text:style-name="P248">Tipo</text:p>
          </table:table-cell>
          <table:table-cell table:style-name="Table2.C1" office:value-type="string">
            <text:p text:style-name="P248">Frequenza</text:p>
          </table:table-cell>
        </table:table-row>
        <table:table-row>
          <table:table-cell table:style-name="Table2.A2" office:value-type="string">
            <text:p text:style-name="P240">Operazione 1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10 volte al giorno</text:p>
          </table:table-cell>
        </table:table-row>
        <table:table-row>
          <table:table-cell table:style-name="Table2.A2" office:value-type="string">
            <text:p text:style-name="P240">Operazione 2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50 volte al giorno</text:p>
          </table:table-cell>
        </table:table-row>
      </table:table>
      <text:p text:style-name="P138"/>
      <text:p text:style-name="P138"/>
      <text:p text:style-name="P194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15"/>
      <text:p text:style-name="P115"/>
      <text:p text:style-name="P150">IN PRESENZA DI RIDONDANZA</text:p>
      <text:p text:style-name="P149"/>
      <text:p text:style-name="P11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49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1">Concetto</text:p>
          </table:table-cell>
          <table:table-cell table:style-name="Table3.A2" office:value-type="string">
            <text:p text:style-name="P251">Costrutto</text:p>
          </table:table-cell>
          <table:table-cell table:style-name="Table3.A2" office:value-type="string">
            <text:p text:style-name="P251">Accessi</text:p>
          </table:table-cell>
          <table:table-cell table:style-name="Table3.D2" office:value-type="string">
            <text:p text:style-name="P251">Tipo</text:p>
          </table:table-cell>
        </table:table-row>
        <table:table-row>
          <table:table-cell table:style-name="Table3.A2" office:value-type="string">
            <text:p text:style-name="P241">Utente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L</text:p>
          </table:table-cell>
        </table:table-row>
        <table:table-row>
          <table:table-cell table:style-name="Table3.A2" office:value-type="string">
            <text:p text:style-name="P241">Offerta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2</text:p>
          </table:table-cell>
          <table:table-cell table:style-name="Table3.D2" office:value-type="string">
            <text:p text:style-name="P241">S</text:p>
          </table:table-cell>
        </table:table-row>
        <text:soft-page-break/>
        <table:table-row>
          <table:table-cell table:style-name="Table3.A2" office:value-type="string">
            <text:p text:style-name="P241">Pubblicazione</text:p>
          </table:table-cell>
          <table:table-cell table:style-name="Table3.A2" office:value-type="string">
            <text:p text:style-name="P241">R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S</text:p>
          </table:table-cell>
        </table:table-row>
      </table:table>
      <text:p text:style-name="P147"/>
      <text:p text:style-name="P117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1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53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3">Concetto</text:p>
          </table:table-cell>
          <table:table-cell table:style-name="Table5.A2" office:value-type="string">
            <text:p text:style-name="P253">Costrutto</text:p>
          </table:table-cell>
          <table:table-cell table:style-name="Table5.A2" office:value-type="string">
            <text:p text:style-name="P253">Accessi</text:p>
          </table:table-cell>
          <table:table-cell table:style-name="Table5.D2" office:value-type="string">
            <text:p text:style-name="P253">Tipo</text:p>
          </table:table-cell>
        </table:table-row>
        <table:table-row>
          <table:table-cell table:style-name="Table5.A2" office:value-type="string">
            <text:p text:style-name="P242">Offerta</text:p>
          </table:table-cell>
          <table:table-cell table:style-name="Table5.A2" office:value-type="string">
            <text:p text:style-name="P242">E</text:p>
          </table:table-cell>
          <table:table-cell table:style-name="Table5.A2" office:value-type="string">
            <text:p text:style-name="P242">1</text:p>
          </table:table-cell>
          <table:table-cell table:style-name="Table5.D2" office:value-type="string">
            <text:p text:style-name="P242">L</text:p>
          </table:table-cell>
        </table:table-row>
      </table:table>
      <text:p text:style-name="P117"/>
      <text:p text:style-name="P118">Cercare il numero di posti di lavoro disponibili comporta in questo caso <text:span text:style-name="T149">il solo</text:span> accesso in lettura all’attributo <text:span text:style-name="T30">num_posti</text:span> di Offerta.</text:p>
      <text:p text:style-name="P118"/>
      <text:p text:style-name="P119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19"/>
      <text:p text:style-name="P119">Il costo della prima operazione consiste in:</text:p>
      <text:list xml:id="list6342541237551594198" text:style-name="L24">
        <text:list-item>
          <text:p text:style-name="P309">1 accesso in lettura su Utente, 10 volte al giorno (1*10 = 10);</text:p>
        </text:list-item>
        <text:list-item>
          <text:p text:style-name="P309">1 accesso in <text:span text:style-name="T144">scrittura su Pubblicazione, 10 volte (1*10*2 = 20);</text:span></text:p>
        </text:list-item>
        <text:list-item>
          <text:p text:style-name="P310">2 accessi in scrittura su Offerta, 10 volte (2*10*2 = 40).</text:p>
        </text:list-item>
      </text:list>
      <text:p text:style-name="P120">Sommando il tutto, <text:span text:style-name="T145">mediamente l’operazione 1 richiede 70 operazioni al giorno.</text:span></text:p>
      <text:p text:style-name="P120"/>
      <text:p text:style-name="P121">Il costo della seconda operazione è facilmente calcolabile: 1 accesso in lettura * 50 volte al giorno, quindi 50 accessi.</text:p>
      <text:p text:style-name="P121"/>
      <text:p text:style-name="P122">Ricapitolando, in presenza di ridondanza le due operazioni richiedono 120 accessi giornalieri. </text:p>
      <text:p text:style-name="P123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18"/>
      <text:p text:style-name="P151">IN ASSENZA DI RIDONDANZA</text:p>
      <text:p text:style-name="P151"/>
      <text:p text:style-name="P14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50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2">Concetto</text:p>
          </table:table-cell>
          <table:table-cell table:style-name="Table4.A2" office:value-type="string">
            <text:p text:style-name="P252">Costrutto</text:p>
          </table:table-cell>
          <table:table-cell table:style-name="Table4.A2" office:value-type="string">
            <text:p text:style-name="P252">Accessi</text:p>
          </table:table-cell>
          <table:table-cell table:style-name="Table4.D2" office:value-type="string">
            <text:p text:style-name="P252">Tipo</text:p>
          </table:table-cell>
        </table:table-row>
        <table:table-row>
          <table:table-cell table:style-name="Table4.A2" office:value-type="string">
            <text:p text:style-name="P243">Utente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L</text:p>
          </table:table-cell>
        </table:table-row>
        <table:table-row>
          <table:table-cell table:style-name="Table4.A2" office:value-type="string">
            <text:p text:style-name="P243">Offerta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  <table:table-row>
          <table:table-cell table:style-name="Table4.A2" office:value-type="string">
            <text:p text:style-name="P243">Pubblicazione</text:p>
          </table:table-cell>
          <table:table-cell table:style-name="Table4.A2" office:value-type="string">
            <text:p text:style-name="P243">R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</table:table>
      <text:p text:style-name="P113"/>
      <text:p text:style-name="P126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14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54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4">Concetto</text:p>
          </table:table-cell>
          <table:table-cell table:style-name="Table6.A2" office:value-type="string">
            <text:p text:style-name="P254">Costrutto</text:p>
          </table:table-cell>
          <table:table-cell table:style-name="Table6.A2" office:value-type="string">
            <text:p text:style-name="P254">Accessi</text:p>
          </table:table-cell>
          <table:table-cell table:style-name="Table6.D2" office:value-type="string">
            <text:p text:style-name="P254">Tipo</text:p>
          </table:table-cell>
        </table:table-row>
        <table:table-row>
          <table:table-cell table:style-name="Table6.A2" office:value-type="string">
            <text:p text:style-name="P244">Offerta</text:p>
          </table:table-cell>
          <table:table-cell table:style-name="Table6.A2" office:value-type="string">
            <text:p text:style-name="P244">E</text:p>
          </table:table-cell>
          <table:table-cell table:style-name="Table6.A2" office:value-type="string">
            <text:p text:style-name="P244">1</text:p>
          </table:table-cell>
          <table:table-cell table:style-name="Table6.D2" office:value-type="string">
            <text:p text:style-name="P244">L</text:p>
          </table:table-cell>
        </table:table-row>
        <table:table-row>
          <table:table-cell table:style-name="Table6.A2" office:value-type="string">
            <text:p text:style-name="P244">Pubblicazione</text:p>
          </table:table-cell>
          <table:table-cell table:style-name="Table6.A2" office:value-type="string">
            <text:p text:style-name="P244">R</text:p>
          </table:table-cell>
          <table:table-cell table:style-name="Table6.A2" office:value-type="string">
            <text:p text:style-name="P244">10</text:p>
          </table:table-cell>
          <table:table-cell table:style-name="Table6.D2" office:value-type="string">
            <text:p text:style-name="P244">L</text:p>
          </table:table-cell>
        </table:table-row>
      </table:table>
      <text:p text:style-name="P114"/>
      <text:p text:style-name="P127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113"/>
      <text:p text:style-name="P124">Stavolta la prima operazione comporta:</text:p>
      <text:list xml:id="list872429307537815855" text:style-name="L25">
        <text:list-item>
          <text:p text:style-name="P311">1 accesso in lettura su Utente, 10 volte al giorno (1*10 = 10);</text:p>
        </text:list-item>
        <text:list-item>
          <text:p text:style-name="P311">1 accesso in scrittura su Offerta, 10 volte (1*10*2 = 20);</text:p>
        </text:list-item>
        <text:list-item>
          <text:p text:style-name="P311">1 accesso in scrittura su Pubblicazione, 10 volte (1*10*2 = 20).</text:p>
        </text:list-item>
      </text:list>
      <text:p text:style-name="P128">Quindi 50 accessi al giorno complessivi.</text:p>
      <text:p text:style-name="P128"/>
      <text:p text:style-name="P128">Per quanto riguarda la seconda operazione, in questo caso servono:</text:p>
      <text:list xml:id="list9003779495369092523" text:style-name="L26">
        <text:list-item>
          <text:p text:style-name="P312">1 accesso in lettura su Offerta, 50 volte al giorno (1*50 = 50);</text:p>
        </text:list-item>
        <text:list-item>
          <text:p text:style-name="P312">10 accessi in lettura su Pubblicazione, 50 volte (10*50 = 500).</text:p>
        </text:list-item>
      </text:list>
      <text:p text:style-name="P129">Cioè 550 accessi giornalieri.</text:p>
      <text:p text:style-name="P129"/>
      <text:p text:style-name="P129"/>
      <text:p text:style-name="P130">Quindi si può dire che, in assenza di ridondanza, le due operazioni richiedono mediamente 600 accessi al giorno, contro i 120 in presenza di ridondanza.</text:p>
      <text:p text:style-name="P130">Si evince che il primo approccio è molto più conveniente, poiché, a fronte di un piccolo <text:span text:style-name="T151">incremento della memoria richiesta</text:span>, il vantaggio prestazionale è notevole.</text:p>
      <text:p text:style-name="P125"/>
      <text:p text:style-name="P125"/>
      <text:p text:style-name="P125"/>
      <text:h text:style-name="P355" text:outline-level="2"><text:bookmark-start text:name="__RefHeading___Toc2313_1207499119"/>Semplificazione<text:bookmark-end text:name="__RefHeading___Toc2313_1207499119"/></text:h>
      <text:p text:style-name="P112"/>
      <text:p text:style-name="P112">Questa fase prevede le seguenti operazioni sullo schema E-R:</text:p>
      <text:list xml:id="list111953103193369" text:continue-list="list7690638065881703796" text:style-name="L21">
        <text:list-item>
          <text:p text:style-name="P307">Eliminazione delle generalizzazioni;</text:p>
        </text:list-item>
        <text:list-item>
          <text:p text:style-name="P313">Eliminazione di attributi composti e <text:span text:style-name="T78">di</text:span> identificatori esterni;</text:p>
        </text:list-item>
        <text:list-item>
          <text:p text:style-name="P314">Scelta degli identificatori principali.</text:p>
        </text:list-item>
      </text:list>
      <text:p text:style-name="P206"/>
      <text:p text:style-name="P206">Eliminazione delle generalizzazioni</text:p>
      <text:p text:style-name="P206"/>
      <text:p text:style-name="P78">Necessaria poiché <text:span text:style-name="T79">i sistemi tradizionali per la gestione di basi di dati (incluso il modello relazionale) non permettono di rappresentare direttamente una generalizzazione.</text:span></text:p>
      <text:p text:style-name="P79">In questo caso, l’unico caso di generalizzazione presente è Utente, entità-genitore di Free e Premium:</text:p>
      <text:p text:style-name="P79"><office:annotation><dc:creator>Autore sconosciuto</dc:creator><dc:date>2017-08-17T18:25:45</dc:date><text:p text:style-name="P362"><text:span text:style-name="T166">Immagine generalizzazione</text:span></text:p></office:annotation></text:p>
      <text:p text:style-name="P79"/>
      <text:p text:style-name="P80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8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81"><office:annotation><dc:creator>Autore sconosciuto</dc:creator><dc:date>2017-08-17T18:51:03</dc:date><text:p text:style-name="P362"><text:span text:style-name="T166">Immagine generalizzazione dopo l’accorpamento</text:span></text:p></office:annotation></text:p>
      <text:p text:style-name="P81"/>
      <text:p text:style-name="P206"/>
      <text:p text:style-name="P206">Eliminazione di attributi composti e di identificatori esterni</text:p>
      <text:p text:style-name="P206"/>
      <text:p text:style-name="P82">Dal momento che nello schema E-R finale non ci sono attributi composti o identificatori esterni, questa fase di ristrutturazione non viene effettuata.</text:p>
      <text:p text:style-name="P206"/>
      <text:p text:style-name="P207">Scelta degli identificatori principali</text:p>
      <text:p text:style-name="P207"/>
      <text:p text:style-name="P83">Nella selezione degli identificatori si è tenuto conto dei seguenti criteri:</text:p>
      <text:list xml:id="list5814981545408872698" text:style-name="L27">
        <text:list-item>
          <text:p text:style-name="P315">attributi che possono avere valori nulli sono da scartare;</text:p>
        </text:list-item>
        <text:list-item>
          <text:p text:style-name="P315">si preferiscono identificatori composti da un solo attributo;</text:p>
        </text:list-item>
        <text:list-item>
          <text:p text:style-name="P315">si favoriscono identificatori interni rispetto a quelli esterni;</text:p>
        </text:list-item>
        <text:list-item>
          <text:p text:style-name="P315">è preferibile un identificatore usato da molte operazioni per accedere alle occorrenze dell’entità ad esso associata.</text:p>
        </text:list-item>
      </text:list>
      <text:p text:style-name="P83"/>
      <text:p text:style-name="P84">Per tutte le entità, <text:span text:style-name="T81">come evidenziato dallo schema finale, si utilizzeranno numeri interi auto-incrementanti come identificatori.</text:span></text:p>
      <text:h text:style-name="P355" text:outline-level="2"><text:bookmark-start text:name="__RefHeading___Toc2315_1207499119"/>Traduzione<text:bookmark-end text:name="__RefHeading___Toc2315_1207499119"/></text:h>
      <text:p text:style-name="P85"/>
      <text:p text:style-name="P85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85"/>
      <text:p text:style-name="P85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86">Nel modello relazionale le intestazioni delle colonne delle tabelle si dicono <text:span text:style-name="T30">attributi</text:span>, e sono i nomi ad esse associati, pertanto diversi l’uno dall’altro.</text:p>
      <text:p text:style-name="P86"/>
      <text:p text:style-name="P91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92">Devono essere posti delle moderazioni sui valori nulli per non rischiare di avere, ad esempio, tuple senza informazione.</text:p>
      <text:p text:style-name="P86"/>
      <text:p text:style-name="P87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88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88"/>
      <text:p text:style-name="P89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90">L’esigenza di porre dei limiti al numero di chiavi che possono assumere valori nulli porta a definire, con il nome di <text:span text:style-name="T30">chiave primaria</text:span>, una chiave che non può avere valori nulli.</text:p>
      <text:p text:style-name="P90"/>
      <text:p text:style-name="P90"/>
      <text:p text:style-name="P93">Le definizioni riportate sopra saranno utili durante la traduzione nel modello relazionale.</text:p>
      <text:p text:style-name="P227">Associazioni molti a molti</text:p>
      <text:p text:style-name="P146"/>
      <text:list xml:id="list8507972560605147823" text:style-name="L28">
        <text:list-item>
          <text:p text:style-name="P316">Ad ogni entità corrisponde una relazione con lo stesso nome (cioè una tabella), avente come attributi gli stessi attributi dell’entità ed il suo identificatore come chiave.</text:p>
        </text:list-item>
        <text:list-item>
          <text:p text:style-name="P317">Le associazioni si traducono con una relazione dallo stesso nome, avente per attributi gli eventuali attributi dell’associazione e gli identificatori delle entità coinvolte.</text:p>
        </text:list-item>
      </text:list>
      <text:p text:style-name="P94"/>
      <text:p text:style-name="P96">Ad esempio, l’associazione Collaborazione tra Utente e Contatto</text:p>
      <text:p text:style-name="P96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96">diventa:</text:p>
      <text:p text:style-name="P95"/>
      <text:p text:style-name="P95">UTENTE(<text:span text:style-name="T83">id_utente</text:span><text:span text:style-name="T94">, nome, cognome, sesso, …, account)</text:span></text:p>
      <text:p text:style-name="P95"><text:span text:style-name="T94">CONTATTO(</text:span><text:span text:style-name="T83">id_contatto</text:span><text:span text:style-name="T94">, utente)</text:span></text:p>
      <text:p text:style-name="P95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52"/>
      <text:p text:style-name="P100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54"/>
      <text:p text:style-name="P154"/>
      <text:p text:style-name="P189">Associazioni uno a molti</text:p>
      <text:p text:style-name="P189"/>
      <text:p text:style-name="P155">Si consideri come esempio l’associazione Pubblicazione tra Utente e Offerta.</text:p>
      <text:p text:style-name="P156">Si possono seguire le stesse regole enunciate per le associazioni molti a molti, con una differenza:</text:p>
      <text:p text:style-name="P157"/>
      <text:p text:style-name="P97"><text:span text:style-name="T94">UTENTE(</text:span><text:span text:style-name="T83">id_utente</text:span><text:span text:style-name="T94">, nome, cognome, sesso, …, account)</text:span></text:p>
      <text:p text:style-name="P101"><text:span text:style-name="T94">OFFERTA(</text:span><text:span text:style-name="T83">id_offerta</text:span><text:span text:style-name="T94">, emittente, occupazione, …, durata)</text:span></text:p>
      <text:p text:style-name="P101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58"/>
      <text:p text:style-name="P102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56"/>
      <text:p text:style-name="P98"><text:span text:style-name="T94">UTENTE(</text:span><text:span text:style-name="T83">id_utente</text:span><text:span text:style-name="T94">, nome, cognome, sesso, …, account)</text:span></text:p>
      <text:p text:style-name="P102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59"/>
      <text:p text:style-name="P105"><text:span text:style-name="T99">I</text:span><text:span text:style-name="T94">n questo caso sono state fuse insieme OFFERTA e PUBBLICAZIONE in OFFERTA.</text:span></text:p>
      <text:p text:style-name="P224"><text:span text:style-name="T99">M</text:span><text:span text:style-name="T94">odello relazionale</text:span></text:p>
      <text:p text:style-name="P209"/>
      <text:p text:style-name="P161">Alla luce di quanto detto, si può ora procedere alla traduzione dallo schema E-R ristrutturato al modello relazionale:</text:p>
      <text:p text:style-name="P161"/>
      <text:list xml:id="list7445833648062527077" text:style-name="L29">
        <text:list-item>
          <text:p text:style-name="P318">innanzitutto l’associazione tra Utente e Contatto:</text:p>
          <text:p text:style-name="P318"/>
          <text:p text:style-name="P319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319"><text:span text:style-name="T94">CONTATTO(</text:span><text:span text:style-name="T83">id_contatto</text:span><text:span text:style-name="T94">, utente)</text:span></text:p>
          <text:p text:style-name="P319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53"><text:tab/></text:p>
      <text:p text:style-name="P99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111953607173313" text:continue-numbering="true" text:style-name="L29">
        <text:list-header>
          <text:p text:style-name="P323"/>
        </text:list-header>
        <text:list-item>
          <text:p text:style-name="P324">associazione tra Utente e Gruppo:</text:p>
        </text:list-item>
      </text:list>
      <text:p text:style-name="P162"><text:tab/></text:p>
      <text:p text:style-name="P106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106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106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63"/>
      <text:p text:style-name="P106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63"/>
      <text:list xml:id="list2011425546298579648" text:style-name="L30">
        <text:list-item>
          <text:p text:style-name="P320"><text:span text:style-name="T101">a</text:span><text:span text:style-name="T94">ssociazione Pubblicazione tra Utente ed Offerta:</text:span></text:p>
        </text:list-item>
      </text:list>
      <text:p text:style-name="P164"/>
      <text:p text:style-name="P108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104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60"/>
      <text:p text:style-name="P104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64"/>
      <text:list xml:id="list111953239138220" text:continue-numbering="true" text:style-name="L30">
        <text:list-item>
          <text:p text:style-name="P325">associazione Consultazione tra Utente ed Offerta:</text:p>
        </text:list-item>
      </text:list>
      <text:p text:style-name="P164"/>
      <text:p text:style-name="P107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103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103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65"/>
      <text:list xml:id="list111953520772574" text:continue-numbering="true" text:style-name="L30">
        <text:list-item>
          <text:p text:style-name="P326">associazione <text:span text:style-name="T155">Secondo </text:span>fra Utente e Nodo:</text:p>
        </text:list-item>
      </text:list>
      <text:p text:style-name="P166"/>
      <text:p text:style-name="P109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109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45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67"/>
      <text:p text:style-name="P167"><text:tab/>con gli attributi utente e contatto di NODO referenzianti rispettivamente id_utente ed <text:tab/>id_contatto.</text:p>
      <text:p text:style-name="P167"/>
      <text:list xml:id="list111954146553782" text:continue-numbering="true" text:style-name="L30">
        <text:list-item>
          <text:p text:style-name="P327">associazione <text:span text:style-name="T157">Terzo </text:span>fra Utente e Nodo:</text:p>
          <text:p text:style-name="P321"><text:soft-page-break/><text:span text:style-name="T100">UTENTE(</text:span><text:span text:style-name="T86">id_utente</text:span><text:span text:style-name="T100">, nome, cognome, sesso, …, account)</text:span></text:p>
          <text:p text:style-name="P321"><text:span text:style-name="T106">NODO(</text:span><text:span text:style-name="T88">id_nodo</text:span><text:span text:style-name="T106">, </text:span><text:span text:style-name="T107">contatto, utente)</text:span></text:p>
          <text:p text:style-name="P322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33"/>
          <text:p text:style-name="P333">con gli attributi utente e contatto di NODO referenzianti rispettivamente id_utente ed id_contatto, <text:span text:style-name="T158">mentre connessione referenzia id_utente.</text:span></text:p>
        </text:list-item>
      </text:list>
      <text:p text:style-name="P218"/>
      <text:list xml:id="list111953868626692" text:continue-numbering="true" text:style-name="L30">
        <text:list-item>
          <text:p text:style-name="P334">un utente può essere nato/lavorare in una ed una sola città, quindi:</text:p>
          <text:p text:style-name="P335"><text:span text:style-name="T156">UTENTE(</text:span><text:span text:style-name="T86">id_utente</text:span><text:span text:style-name="T156">, nome, cognome, sesso, …, account)</text:span></text:p>
          <text:p text:style-name="P342"><text:span text:style-name="T26">CITTA(</text:span><text:span text:style-name="T21">id_citta</text:span><text:span text:style-name="T26">, nome_citta)</text:span></text:p>
        </text:list-item>
      </text:list>
      <text:p text:style-name="P181"><text:tab/></text:p>
      <text:list xml:id="list6513357435526680803" text:style-name="L31">
        <text:list-header>
          <text:p text:style-name="P337">un utente può avere uno ed un solo lavoro:</text:p>
          <text:p text:style-name="P336"><text:span text:style-name="T156">UTENTE(</text:span><text:span text:style-name="T86">id_utente</text:span><text:span text:style-name="T156">, nome, cognome, sesso, …, account)</text:span></text:p>
          <text:p text:style-name="P336">LAVORO(<text:span text:style-name="T83">id_lavoro</text:span>, nome_lavoro).</text:p>
          <text:p text:style-name="P338"/>
        </text:list-header>
      </text:list>
      <text:p text:style-name="P180"/>
      <text:h text:style-name="P355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68"/>
      <text:p text:style-name="P168">La <text:span text:style-name="T125">teoria della </text:span>normalizzazione è un test di qualità studiato per il modello relazionale. </text:p>
      <text:p text:style-name="P168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69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69"/>
      <text:p text:style-name="P169"/>
      <text:p text:style-name="P210">Prima Forma Normale (1NF)</text:p>
      <text:p text:style-name="P210"/>
      <text:p text:style-name="P228">Una relazione è in prima forma normale se:</text:p>
      <text:list xml:id="list7224934787034092635" text:style-name="L32">
        <text:list-item>
          <text:p text:style-name="P361">tutte le tuple della relazione hanno lo stesso numero di attributi;</text:p>
        </text:list-item>
        <text:list-item>
          <text:p text:style-name="P361">ciascun attributo è definito su un dominio con valori atomici;</text:p>
        </text:list-item>
        <text:list-item>
          <text:p text:style-name="P361">tutti i valori di un attributo appartengono allo stesso dominio;</text:p>
        </text:list-item>
        <text:list-item>
          <text:p text:style-name="P361">esiste un insieme di attributi che identifica in modo univoco ogni tupla della relazione;</text:p>
        </text:list-item>
        <text:list-item>
          <text:p text:style-name="P361">l'ordine delle righe è irrilevante.</text:p>
        </text:list-item>
      </text:list>
      <text:p text:style-name="P228"/>
      <text:p text:style-name="P228">Questo database rispetta le proprietà sopra elencate, alcune delle quali sono implicate nella definizione di <text:span text:style-name="T30">relazione</text:span>.</text:p>
      <text:p text:style-name="P2"/>
      <text:p text:style-name="P210"/>
      <text:p text:style-name="P210">Seconda Forma Normale (2NF)</text:p>
      <text:p text:style-name="P210"/>
      <text:p text:style-name="P170">Una relazione è in seconda forma normale <text:span text:style-name="T127">quando:</text:span></text:p>
      <text:list xml:id="list330919059975984492" text:style-name="L33">
        <text:list-item>
          <text:p text:style-name="P328">è in <text:span text:style-name="T127">prima forma normale;</text:span></text:p>
        </text:list-item>
        <text:list-item>
          <text:p text:style-name="P328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71"/>
      <text:p text:style-name="P172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25">Terza Forma Normale (3NF)</text:p>
      <text:p text:style-name="P210"/>
      <text:p text:style-name="P173">Una relazione è in terza forma normale se:</text:p>
      <text:list xml:id="list2425231091315871990" text:style-name="L34">
        <text:list-item>
          <text:p text:style-name="P329">è in <text:span text:style-name="T129">seconda forma normale;</text:span></text:p>
        </text:list-item>
        <text:list-item>
          <text:p text:style-name="P329">tutti gli attributi non-chiave dipendono dalla chiave soltanto, ossia non esistono attributi che dipendono da altri attributi non-chiave.</text:p>
        </text:list-item>
      </text:list>
      <text:p text:style-name="P174"/>
      <text:p text:style-name="P175">Anche in questo caso, le due proprietà vengono rispettate dalle relazioni del database.</text:p>
      <text:p text:style-name="P210"/>
      <text:p text:style-name="P210"/>
      <text:p text:style-name="P211">Forma normale di Boyce e Codd <text:span text:style-name="T130">(BCNF)</text:span></text:p>
      <text:p text:style-name="P211"/>
      <text:p text:style-name="P176">Per studiare la BCNF è necessario il concetto di <text:span text:style-name="T30">dipendenza funzionale</text:span>:</text:p>
      <text:list xml:id="list5341651901061930997" text:style-name="L35">
        <text:list-item>
          <text:p text:style-name="P330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31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2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5">Utente</text:p>
          </table:table-cell>
          <table:table-cell table:style-name="Tabella2.A1" office:value-type="string">
            <text:p text:style-name="P246">Provenienza</text:p>
          </table:table-cell>
          <table:table-cell table:style-name="Tabella2.C1" office:value-type="string">
            <text:p text:style-name="P246">Gruppo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Abruzzo</text:p>
          </table:table-cell>
        </table:table-row>
        <table:table-row>
          <table:table-cell table:style-name="Tabella2.A2" office:value-type="string">
            <text:p text:style-name="P237">Rossi</text:p>
          </table:table-cell>
          <table:table-cell table:style-name="Tabella2.A2" office:value-type="string">
            <text:p text:style-name="P237">Pesaro</text:p>
          </table:table-cell>
          <table:table-cell table:style-name="Tabella2.C2" office:value-type="string">
            <text:p text:style-name="P237">Marche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Infermieri</text:p>
          </table:table-cell>
        </table:table-row>
        <table:table-row>
          <table:table-cell table:style-name="Tabella2.A2" office:value-type="string">
            <text:p text:style-name="P237">Cecchini</text:p>
          </table:table-cell>
          <table:table-cell table:style-name="Tabella2.A2" office:value-type="string">
            <text:p text:style-name="P237">Torino</text:p>
          </table:table-cell>
          <table:table-cell table:style-name="Tabella2.C2" office:value-type="string">
            <text:p text:style-name="P236">Ingegneri</text:p>
          </table:table-cell>
        </table:table-row>
      </table:table>
      <text:p text:style-name="P220"/>
      <text:p text:style-name="P179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221"/>
      <text:p text:style-name="P221"/>
      <text:p text:style-name="P177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4530425517181301481" text:style-name="L36">
        <text:list-item>
          <text:p text:style-name="P332"><text:span text:style-name="T133">è in </text:span><text:span text:style-name="T137">prima forma normale;</text:span></text:p>
        </text:list-item>
        <text:list-item>
          <text:p text:style-name="P332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22"/>
      <text:p text:style-name="P178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60" text:outline-level="1"><text:bookmark-start text:name="__RefHeading___Toc3102_381578849"/>IMPLEMENTAZIONE<text:bookmark-end text:name="__RefHeading___Toc3102_381578849"/></text:h>
      <text:p text:style-name="P3"/>
      <text:p text:style-name="P15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16"/>
      <text:list xml:id="list4976629889734537258" text:style-name="L37">
        <text:list-item>
          <text:p text:style-name="P258"><text:span text:style-name="T26">CITTA(</text:span><text:span text:style-name="T21">id_citta</text:span><text:span text:style-name="T26">, nome_citta)</text:span></text:p>
        </text:list-item>
      </text:list>
      <text:p text:style-name="P17"><draw:frame text:anchor-type="paragraph" draw:z-index="9" draw:name="Forma1" draw:style-name="gr1" draw:text-style-name="P363" svg:width="14.939cm" svg:height="2.479cm" svg:x="1.199cm" svg:y="0.489cm"><draw:text-box><text:p><text:span text:style-name="T167">CREATE TABLE `citta` (</text:span></text:p><text:p><text:span text:style-name="T167"><text:s text:c="2"/></text:span><text:span text:style-name="T167">`id_citta` smallint(20) NOT NULL AUTO_INCREMENT,</text:span></text:p><text:p><text:span text:style-name="T167"><text:s text:c="2"/></text:span><text:span text:style-name="T167">`nome_citta` varchar(30) NOT NULL,</text:span></text:p><text:p><text:span text:style-name="T167"><text:s text:c="2"/></text:span><text:span text:style-name="T167">PRIMARY KEY (`id_citta`)</text:span></text:p><text:p><text:span text:style-name="T167">) ENGINE=InnoDB DEFAULT CHARSET=utf8;</text:span></text:p><text:p><text:span text:style-name="T167"/></text:p></draw:text-box></draw:frame></text:p>
      <text:p text:style-name="P17"/>
      <text:p text:style-name="P17"/>
      <text:p text:style-name="P17"/>
      <text:p text:style-name="P17"/>
      <text:p text:style-name="P17"/>
      <text:p text:style-name="P18"/>
      <text:list xml:id="list111952999614513" text:continue-numbering="true" text:style-name="L37">
        <text:list-item>
          <text:p text:style-name="P259"><text:span text:style-name="T23">LAVORO(</text:span><text:span text:style-name="T19">id_lavoro</text:span><text:span text:style-name="T23">, nome_lavoro)</text:span></text:p>
        </text:list-item>
      </text:list>
      <text:p text:style-name="P18"><draw:frame text:anchor-type="paragraph" draw:z-index="10" draw:name="Forma2" draw:style-name="gr2" draw:text-style-name="P363" svg:width="15.059cm" svg:height="2.384cm" svg:x="1.152cm" svg:y="0.459cm"><draw:text-box><text:p><text:span text:style-name="T167">CREATE TABLE `lavoro` (</text:span></text:p><text:p><text:span text:style-name="T167"><text:s text:c="2"/></text:span><text:span text:style-name="T167">`id_lavoro` smallint(20) NOT NULL AUTO_INCREMENT,</text:span></text:p><text:p><text:span text:style-name="T167"><text:s text:c="2"/></text:span><text:span text:style-name="T167">`nome_lavoro` varchar(30) NOT NULL,</text:span></text:p><text:p><text:span text:style-name="T167"><text:s text:c="2"/></text:span><text:span text:style-name="T167">PRIMARY KEY (`id_lavoro`)</text:span></text:p><text:p><text:span text:style-name="T167">) ENGINE=InnoDB DEFAULT CHARSET=utf8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111953832971275" text:continue-numbering="true" text:style-name="L37">
        <text:list-item>
          <text:p text:style-name="P343"><draw:frame text:anchor-type="paragraph" draw:z-index="11" draw:name="Forma3" draw:style-name="gr3" draw:text-style-name="P364" svg:width="15.059cm" svg:height="10.847cm" svg:x="1.152cm" svg:y="1.639cm"><draw:text-box><text:p><text:span text:style-name="T167">CREATE TABLE `utente` (</text:span></text:p><text:p><text:span text:style-name="T167"><text:s text:c="2"/></text:span><text:span text:style-name="T167">`id_utente` smallint(20) NOT NULL AUTO_INCREMENT,</text:span></text:p><text:p><text:span text:style-name="T167"><text:s text:c="2"/></text:span><text:span text:style-name="T167">`nome` varchar(30) NOT NULL,</text:span></text:p><text:p><text:span text:style-name="T167"><text:s text:c="2"/></text:span><text:span text:style-name="T167">`cognome` varchar(30) NOT NULL,</text:span></text:p><text:p><text:span text:style-name="T167"><text:s text:c="2"/></text:span><text:span text:style-name="T167">`sesso` enum('m','f') NOT NULL,</text:span></text:p><text:p><text:span text:style-name="T167"><text:s text:c="2"/></text:span><text:span text:style-name="T167">`email` varchar(30) NOT NULL,</text:span></text:p><text:p><text:span text:style-name="T167"><text:s text:c="2"/></text:span><text:span text:style-name="T167">`pass` varchar(30) NOT NULL,</text:span></text:p><text:p><text:span text:style-name="T167"><text:s text:c="2"/></text:span><text:span text:style-name="T167">`data_nascita` date NOT NULL,</text:span></text:p><text:p><text:span text:style-name="T167"><text:s text:c="2"/></text:span><text:span text:style-name="T167">`provenienza` smallint(20) DEFAUL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luogo_lavoro` smallint(20) DEFAULT NULL,</text:span></text:p><text:p><text:span text:style-name="T167"><text:s text:c="2"/></text:span><text:span text:style-name="T167">`curriculum` varchar(300) DEFAULT NULL,</text:span></text:p><text:p><text:span text:style-name="T167"><text:s text:c="2"/></text:span><text:span text:style-name="T167">`account` enum('free','premium'),</text:span></text:p><text:p><text:span text:style-name="T167"><text:s text:c="2"/></text:span><text:span text:style-name="T167">PRIMARY KEY (`id_utente`),</text:span></text:p><text:p><text:span text:style-name="T167"><text:s text:c="2"/></text:span><text:span text:style-name="T167">KEY `citta_nascita` (`provenienza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_lavoro` (`luogo_lavoro`)</text:span></text:p><text:p><text:span text:style-name="T167">) ENGINE=InnoDB DEFAULT CHARSET=utf8;</text:span></text:p><text:p><text:span text:style-name="T167"/></text:p><text:p><text:span text:style-name="T167">ALTER TABLE `utente`</text:span></text:p><text:p><text:span text:style-name="T167"><text:s text:c="2"/></text:span><text:span text:style-name="T167">ADD CONSTRAINT `utentecitta_fk_1` FOREIGN KEY (`provenienza`) REFERENCES `citta` (`id_citta`) ON DELETE CASCADE ON UPDATE CASCADE,</text:span></text:p><text:p><text:span text:style-name="T167"><text:s text:c="2"/></text:span><text:span text:style-name="T167">ADD CONSTRAINT `utentelavoro_fk` FOREIGN KEY (`occupazione`) REFERENCES `lavoro` (`id_lavoro`) ON DELETE CASCADE ON UPDATE CASCADE,</text:span></text:p><text:p><text:span text:style-name="T167"><text:s text:c="2"/></text:span><text:span text:style-name="T167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49"><draw:frame text:anchor-type="paragraph" draw:z-index="12" draw:name="Forma4" draw:style-name="gr4" draw:text-style-name="P363" svg:width="14.72cm" svg:height="4.13cm" svg:x="1.199cm" svg:y="0.799cm"><draw:text-box><text:p><text:span text:style-name="T167">CREATE TABLE `contatto` (</text:span></text:p><text:p><text:span text:style-name="T167"><text:s text:c="2"/></text:span><text:span text:style-name="T167">`id_contatto` smallint(20) NOT NULL AUTO_INCREMENT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contatto`</text:span></text:p><text:p><text:span text:style-name="T167"><text:s text:c="2"/></text:span><text:span text:style-name="T167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list xml:id="list111953772742657" text:continue-numbering="true" text:style-name="L37">
        <text:list-item>
          <text:p text:style-name="P344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183"><draw:frame text:anchor-type="paragraph" draw:z-index="13" draw:name="Forma4" draw:style-name="gr5" draw:text-style-name="P363" svg:width="15.011cm" svg:height="5.054cm" svg:x="1.199cm" svg:y="0.487cm"><draw:text-box><text:p><text:span text:style-name="T167">CREATE TABLE `collabor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contatt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contatto` (`id_contatto`)</text:span></text:p><text:p><text:span text:style-name="T167">) ENGINE=InnoDB DEFAULT CHARSET=utf8;</text:span></text:p><text:p><text:span text:style-name="T167"/></text:p><text:p><text:span text:style-name="T167">ALTER TABLE `collaborazione`</text:span></text:p><text:p><text:span text:style-name="T167"><text:s text:c="2"/></text:span><text:span text:style-name="T167">ADD CONSTRAINT `collaborazioneutente_fk` FOREIGN KEY (`id_utente`) REFERENCES `utente` (`id_utente`) ON DELETE CASCADE ON UPDATE CASCADE,</text:span></text:p><text:p><text:span text:style-name="T167"><text:s text:c="2"/></text:span><text:span text:style-name="T167">ADD CONSTRAINT `collaborazionecontatto_fk` FOREIGN KEY (`id_contatto`) REFERENCES `contatto` (`id_contatto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11953247724802" text:continue-numbering="true" text:style-name="L37">
        <text:list-item>
          <text:p text:style-name="P344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183"><draw:frame text:anchor-type="paragraph" draw:z-index="14" draw:name="Forma4" draw:style-name="gr6" draw:text-style-name="P363" svg:width="15.011cm" svg:height="8.258cm" svg:x="1.199cm" svg:y="0.487cm"><draw:text-box><text:p><text:span text:style-name="T167">CREATE TABLE `offerta` (</text:span></text:p><text:p><text:span text:style-name="T167"><text:s text:c="2"/></text:span><text:span text:style-name="T167">`id_offerta` smallint(50) NOT NULL AUTO_INCREMENT,</text:span></text:p><text:p><text:span text:style-name="T167"><text:s text:c="2"/></text:span><text:span text:style-name="T167">`emittente` smallint(20) NO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num_posti` smallint(6) NOT NULL,</text:span></text:p><text:p><text:span text:style-name="T167"><text:s text:c="2"/></text:span><text:span text:style-name="T167">`luogo` smallint(20) NOT NULL,</text:span></text:p><text:p><text:span text:style-name="T167"><text:s text:c="2"/></text:span><text:span text:style-name="T167">`durata` date NOT NULL,</text:span></text:p><text:p><text:span text:style-name="T167"><text:s text:c="2"/></text:span><text:span text:style-name="T167">PRIMARY KEY (`id_offerta`),</text:span></text:p><text:p><text:span text:style-name="T167"><text:s text:c="2"/></text:span><text:span text:style-name="T167">KEY `utente` (`emittente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` (`luogo`)</text:span></text:p><text:p><text:span text:style-name="T167">) ENGINE=InnoDB DEFAULT CHARSET=utf8;</text:span></text:p><text:p><text:span text:style-name="T167"/></text:p><text:p><text:span text:style-name="T167">ALTER TABLE `offerta`</text:span></text:p><text:p><text:span text:style-name="T167"><text:s text:c="2"/></text:span><text:span text:style-name="T167">ADD CONSTRAINT `offertautente_fk` FOREIGN KEY (`emittente`) REFERENCES `utente` (`id_utente`) ON DELETE CASCADE ON UPDATE CASCADE,</text:span></text:p><text:p><text:span text:style-name="T167"><text:s text:c="2"/></text:span><text:span text:style-name="T167">ADD CONSTRAINT `offertalavoro_fk` FOREIGN KEY (`occupazione`) REFERENCES `lavoro` (`id_lavoro`) ON DELETE CASCADE ON UPDATE CASCADE,</text:span></text:p><text:p><text:span text:style-name="T167"><text:s text:c="2"/></text:span><text:span text:style-name="T167">ADD CONSTRAINT `offertacitta_fk` FOREIGN KEY (`luogo`) REFERENCES `citta` (`id_citta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11952889012934" text:continue-numbering="true" text:style-name="L37">
        <text:list-item>
          <text:p text:style-name="P350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184"><draw:frame text:anchor-type="paragraph" draw:z-index="15" draw:name="Forma4" draw:style-name="gr7" draw:text-style-name="P363" svg:width="15.011cm" svg:height="5.118cm" svg:x="1.199cm" svg:y="0.487cm"><draw:text-box><text:p><text:span text:style-name="T167">CREATE TABLE `consult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offerta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offerta` (`id_offerta`)</text:span></text:p><text:p><text:span text:style-name="T167">) ENGINE=InnoDB DEFAULT CHARSET=utf8;</text:span></text:p><text:p><text:span text:style-name="T167"/></text:p><text:p><text:span text:style-name="T167">ALTER TABLE `consultazione`</text:span></text:p><text:p><text:span text:style-name="T167"><text:s text:c="2"/></text:span><text:span text:style-name="T167">ADD CONSTRAINT `consultazioneutente_fk` FOREIGN KEY (`id_utente`) REFERENCES `utente` (`id_utente`) ON DELETE CASCADE ON UPDATE CASCADE,</text:span></text:p><text:p><text:span text:style-name="T167"><text:s text:c="2"/></text:span><text:span text:style-name="T167">ADD CONSTRAINT `consultazioneofferta_fk` FOREIGN KEY (`id_offerta`) REFERENCES `offerta` (`id_offerta`) ON DELETE CASCADE ON UPDATE CASCADE;</text:span>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list xml:id="list111953376654430" text:continue-numbering="true" text:style-name="L37">
        <text:list-item>
          <text:p text:style-name="P345"><text:span text:style-name="T23">GRUPPO(</text:span><text:span text:style-name="T19">id_gruppo</text:span><text:span text:style-name="T23">, affinita, nome)</text:span></text:p>
        </text:list-item>
      </text:list>
      <text:p text:style-name="P185"><draw:frame text:anchor-type="paragraph" draw:z-index="16" draw:name="Forma4" draw:style-name="gr8" draw:text-style-name="P363" svg:width="15.011cm" svg:height="4.684cm" svg:x="1.199cm" svg:y="0.487cm"><draw:text-box><text:p><text:span text:style-name="T167">CREATE TABLE `gruppo` (</text:span></text:p><text:p><text:span text:style-name="T167"><text:s text:c="2"/></text:span><text:span text:style-name="T167">`id_gruppo` smallint(10) NOT NULL AUTO_INCREMENT,</text:span></text:p><text:p><text:span text:style-name="T167"><text:s text:c="2"/></text:span><text:span text:style-name="T167">`affinita` smallint(20) NOT NULL,</text:span></text:p><text:p><text:span text:style-name="T167"><text:s text:c="2"/></text:span><text:span text:style-name="T167">`nome_gruppo` varchar(30) NOT NULL,</text:span></text:p><text:p><text:span text:style-name="T167"><text:s text:c="2"/></text:span><text:span text:style-name="T167">PRIMARY KEY (`id_gruppo`),</text:span></text:p><text:p><text:span text:style-name="T167"><text:s text:c="2"/></text:span><text:span text:style-name="T167">KEY `citta_lavoro` (`affinita`)</text:span></text:p><text:p><text:span text:style-name="T167">) ENGINE=InnoDB DEFAULT CHARSET=utf8;</text:span></text:p><text:p><text:span text:style-name="T167"/></text:p><text:p><text:span text:style-name="T167">ALTER TABLE `gruppo`</text:span></text:p><text:p><text:span text:style-name="T167"><text:s text:c="2"/></text:span><text:span text:style-name="T167">ADD CONSTRAINT `cittagruppo_fk` FOREIGN KEY (`affinita`) REFERENCES `lavoro` (`id_lavoro`) ON DELETE CASCADE ON UPDATE CASCADE;</text:span></text:p></draw:text-box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list xml:id="list111954657816068" text:continue-numbering="true" text:style-name="L37">
        <text:list-item>
          <text:p text:style-name="P346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186"><draw:frame text:anchor-type="paragraph" draw:z-index="17" draw:name="Forma4" draw:style-name="gr9" draw:text-style-name="P363" svg:width="15.011cm" svg:height="5.135cm" svg:x="1.199cm" svg:y="0.487cm"><draw:text-box><text:p><text:span text:style-name="T167">CREATE TABLE `appartenenza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grupp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gruppo` (`id_gruppo`)</text:span></text:p><text:p><text:span text:style-name="T167">) ENGINE=InnoDB DEFAULT CHARSET=utf8;</text:span></text:p><text:p><text:span text:style-name="T167"/></text:p><text:p><text:span text:style-name="T167">ALTER TABLE `appartenenza`</text:span></text:p><text:p><text:span text:style-name="T167"><text:s text:c="2"/></text:span><text:span text:style-name="T167">ADD CONSTRAINT `appartenenzautente_fk` FOREIGN KEY (`id_utente`) REFERENCES `utente` (`id_utente`) ON DELETE CASCADE ON UPDATE CASCADE,</text:span></text:p><text:p><text:span text:style-name="T167"><text:s text:c="2"/></text:span><text:span text:style-name="T167">ADD CONSTRAINT `appartenenzagruppo_fk` FOREIGN KEY (`id_gruppo`) REFERENCES `gruppo` (`id_gruppo`) ON DELETE CASCADE ON UPDATE CASCADE;</text:span></text:p></draw:text-box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111953277566093" text:continue-numbering="true" text:style-name="L37">
        <text:list-item>
          <text:p text:style-name="P351"><text:span text:style-name="T23">NODO(</text:span><text:span text:style-name="T19">id_nodo</text:span><text:span text:style-name="T23">, contatto, utente)</text:span></text:p>
        </text:list-item>
      </text:list>
      <text:p text:style-name="P187"><draw:frame text:anchor-type="paragraph" draw:z-index="18" draw:name="Forma4" draw:style-name="gr10" draw:text-style-name="P363" svg:width="15.011cm" svg:height="6.01cm" svg:x="1.199cm" svg:y="0.487cm"><draw:text-box><text:p><text:span text:style-name="T167">CREATE TABLE `nodo` (</text:span></text:p><text:p><text:span text:style-name="T167"><text:s text:c="2"/></text:span><text:span text:style-name="T167">`id_nodo` smallint(20) NOT NULL AUTO_INCREMENT,</text:span></text:p><text:p><text:span text:style-name="T167"><text:s text:c="2"/></text:span><text:span text:style-name="T167">`contatto` smallint(20) NOT NULL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nodo`),</text:span></text:p><text:p><text:span text:style-name="T167"><text:s text:c="2"/></text:span><text:span text:style-name="T167">KEY `contatto` (`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nodo`</text:span></text:p><text:p><text:span text:style-name="T167"><text:s text:c="2"/></text:span><text:span text:style-name="T167">ADD CONSTRAINT `nodocontatto_fk` FOREIGN KEY (`contatto`) REFERENCES `contatto` (`id_contatto`) ON DELETE CASCADE ON UPDATE CASCADE,</text:span></text:p><text:p><text:span text:style-name="T167"><text:s text:c="2"/></text:span><text:span text:style-name="T167">ADD CONSTRAINT `nodoutente_fk` FOREIGN KEY (`utente`) REFERENCES `utente` (`id_utente`) ON DELETE CASCADE ON UPDATE CASCADE;</text:span></text:p></draw:text-box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list xml:id="list111952991932006" text:continue-numbering="true" text:style-name="L37">
        <text:list-item>
          <text:p text:style-name="P347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188"><draw:frame text:anchor-type="paragraph" draw:z-index="19" draw:name="Forma4" draw:style-name="gr11" draw:text-style-name="P363" svg:width="15.011cm" svg:height="5.171cm" svg:x="1.199cm" svg:y="0.487cm"><draw:text-box><text:p><text:span text:style-name="T167">CREATE TABLE `second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</text:span></text:p><text:p><text:span text:style-name="T167">) ENGINE=InnoDB DEFAULT CHARSET=utf8;</text:span></text:p><text:p><text:span text:style-name="T167"/></text:p><text:p><text:span text:style-name="T167">ALTER TABLE `secondo`</text:span></text:p><text:p><text:span text:style-name="T167"><text:s text:c="2"/></text:span><text:span text:style-name="T167">ADD CONSTRAINT `secondoutente_fk` FOREIGN KEY (`id_utente`) REFERENCES `utente` (`id_utente`) ON DELETE CASCADE ON UPDATE CASCADE,</text:span></text:p><text:p><text:span text:style-name="T167"><text:s text:c="2"/></text:span><text:span text:style-name="T167">ADD CONSTRAINT `secondonodo_fk` FOREIGN KEY (`id_nodo`) REFERENCES `nodo` (`id_nodo`) ON DELETE CASCADE ON UPDATE CASCADE;</text:span></text:p></draw:text-box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list xml:id="list111954780348112" text:continue-numbering="true" text:style-name="L37">
        <text:list-item>
          <text:p text:style-name="P348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39"><draw:frame text:anchor-type="paragraph" draw:z-index="20" draw:name="Forma4" draw:style-name="gr12" draw:text-style-name="P363" svg:width="15.011cm" svg:height="6.767cm" svg:x="1.199cm" svg:y="0.487cm"><draw:text-box><text:p><text:span text:style-name="T167">CREATE TABLE `terz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`connessione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,</text:span></text:p><text:p><text:span text:style-name="T167"><text:s text:c="2"/></text:span><text:span text:style-name="T167">KEY `connessione` (`connessione`)</text:span></text:p><text:p><text:span text:style-name="T167">) ENGINE=InnoDB DEFAULT CHARSET=utf8;</text:span></text:p><text:p><text:span text:style-name="T167"/></text:p><text:p><text:span text:style-name="T167">ALTER TABLE `terzo`</text:span></text:p><text:p><text:span text:style-name="T167"><text:s text:c="2"/></text:span><text:span text:style-name="T167">ADD CONSTRAINT `terzoutente_fk` FOREIGN KEY (`id_utente`) REFERENCES `utente` (`id_utente`) ON DELETE CASCADE ON UPDATE CASCADE,</text:span></text:p><text:p><text:span text:style-name="T167"><text:s text:c="2"/></text:span><text:span text:style-name="T167">ADD CONSTRAINT `terzonodo_fk` FOREIGN KEY (`id_nodo`) REFERENCES `nodo` (`id_nodo`) ON DELETE CASCADE ON UPDATE CASCADE,</text:span></text:p><text:p><text:span text:style-name="T167"><text:s text:c="2"/></text:span><text:span text:style-name="T167">ADD CONSTRAINT `connessione_fk` FOREIGN KEY (`connessione`) REFERENCES `utente` (`id_utente`) ON DELETE CASCADE ON UPDATE CASCADE;</text:span></text:p></draw:text-box></draw:frame></text:p>
        </text:list-item>
      </text:list>
      <text:h text:style-name="P356" text:outline-level="2"><text:bookmark-start text:name="__RefHeading___Toc3104_381578849"/>Operazioni di aggiornamento<text:bookmark-end text:name="__RefHeading___Toc3104_381578849"/></text:h>
      <text:p text:style-name="P4"/>
      <text:list xml:id="list7872900405261055116" text:style-name="L38">
        <text:list-item>
          <text:p text:style-name="P260">Inserire un nuovo utente:</text:p>
          <text:p text:style-name="P260"><draw:frame text:anchor-type="paragraph" draw:z-index="21" draw:name="Forma4" draw:style-name="gr13" draw:text-style-name="P363" svg:width="15.011cm" svg:height="2.066cm" svg:x="1.199cm" svg:y="0.487cm"><draw:text-box><text:p><text:span text:style-name="T167">INSERT INTO utente VALUES</text:span></text:p><text:p><text:span text:style-name="T167">(`id_utente`, `nome`, `cognome`, `sesso`, `email`, `pass`, `data_nascita`, `provenienza`, `occupazione`, `luogo_lavoro`, `curriculum`, `account`)</text:span></text:p><text:p><text:span text:style-name="T167"/></text:p><text:p><text:span text:style-name="T167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11953584574035" text:continue-numbering="true" text:style-name="L38">
        <text:list-item>
          <text:p text:style-name="P261">Eliminare un utente:</text:p>
        </text:list-item>
      </text:list>
      <text:p text:style-name="P5"><draw:frame text:anchor-type="paragraph" draw:z-index="22" draw:name="Forma4" draw:style-name="gr14" draw:text-style-name="P363" svg:width="15.011cm" svg:height="1.258cm" svg:x="1.199cm" svg:y="0.487cm"><draw:text-box><text:p><text:span text:style-name="T167">DELETE FROM utente</text:span></text:p><text:p><text:span text:style-name="T167">WHERE id_utente = x</text:span></text:p><text:p><text:span text:style-name="T167"/></text:p></draw:text-box></draw:frame></text:p>
      <text:p text:style-name="P5"/>
      <text:p text:style-name="P5"/>
      <text:p text:style-name="P5"/>
      <text:p text:style-name="P5"/>
      <text:list xml:id="list111954424503798" text:continue-numbering="true" text:style-name="L38">
        <text:list-item>
          <text:p text:style-name="P262">Modificare informazioni personali:</text:p>
        </text:list-item>
      </text:list>
      <text:p text:style-name="P6"><draw:frame text:anchor-type="paragraph" draw:z-index="23" draw:name="Forma4" draw:style-name="gr15" draw:text-style-name="P363" svg:width="15.011cm" svg:height="1.638cm" svg:x="1.199cm" svg:y="0.487cm"><draw:text-box><text:p><text:span text:style-name="T167">UPDATE utente</text:span></text:p><text:p><text:span text:style-name="T167">SET curriculum = ‘nuovo testo’, luogo_lavoro = x</text:span></text:p><text:p><text:span text:style-name="T167">WHERE id_utente = y</text:span></text:p></draw:text-box></draw:frame></text:p>
      <text:p text:style-name="P6"/>
      <text:p text:style-name="P6"/>
      <text:p text:style-name="P6"/>
      <text:p text:style-name="P6"/>
      <text:list xml:id="list111953488782209" text:continue-numbering="true" text:style-name="L38">
        <text:list-item>
          <text:p text:style-name="P263">Aggiungere utente a lista contatti:</text:p>
        </text:list-item>
      </text:list>
      <text:p text:style-name="P7"><draw:frame text:anchor-type="paragraph" draw:z-index="24" draw:name="Forma4" draw:style-name="gr15" draw:text-style-name="P363" svg:width="15.011cm" svg:height="1.638cm" svg:x="1.199cm" svg:y="0.487cm"><draw:text-box><text:p><text:span text:style-name="T167">INSERT INTO collaborazione (id_utente, id_contatto) VALUES</text:span></text:p><text:p><text:span text:style-name="T167">(x, y) </text:span></text:p></draw:text-box></draw:frame></text:p>
      <text:p text:style-name="P7"/>
      <text:p text:style-name="P7"/>
      <text:p text:style-name="P7"/>
      <text:p text:style-name="P7"/>
      <text:list xml:id="list111953104023695" text:continue-numbering="true" text:style-name="L38">
        <text:list-item>
          <text:p text:style-name="P264">Pubblicare un’offerta di lavoro:</text:p>
        </text:list-item>
      </text:list>
      <text:p text:style-name="P8"><draw:frame text:anchor-type="paragraph" draw:z-index="25" draw:name="Forma4" draw:style-name="gr15" draw:text-style-name="P363" svg:width="15.011cm" svg:height="1.638cm" svg:x="1.199cm" svg:y="0.487cm"><draw:text-box><text:p><text:span text:style-name="T167">INSERT INTO offerta (id_offerta, emittente, occupazione, num_posti, luogo, durata) VALUES</text:span></text:p><text:p><text:span text:style-name="T167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11954445479653" text:continue-numbering="true" text:style-name="L38">
        <text:list-item>
          <text:p text:style-name="P265">Rimuovere un’offerta di lavoro:</text:p>
          <text:p text:style-name="P265"><draw:frame text:anchor-type="paragraph" draw:z-index="26" draw:name="Forma4" draw:style-name="gr16" draw:text-style-name="P363" svg:width="15.011cm" svg:height="1.31cm" svg:x="1.199cm" svg:y="0.487cm"><draw:text-box><text:p><text:span text:style-name="T167">DELETE FROM offerta</text:span></text:p><text:p><text:span text:style-name="T167">WHERE id_offerta = x</text:span></text:p></draw:text-box></draw:frame></text:p>
        </text:list-item>
      </text:list>
      <text:h text:style-name="P357" text:outline-level="2"><text:bookmark-start text:name="__RefHeading___Toc3106_381578849"/>Operazioni di <text:span text:style-name="T163">interrogazione</text:span><text:bookmark-end text:name="__RefHeading___Toc3106_381578849"/></text:h>
      <text:p text:style-name="P4"/>
      <text:list xml:id="list506247666933222113" text:style-name="L39">
        <text:list-item>
          <text:p text:style-name="P266">Elencare nome e cognome degli utenti che hanno un account free:</text:p>
        </text:list-item>
      </text:list>
      <text:p text:style-name="P9"><draw:frame text:anchor-type="paragraph" draw:z-index="27" draw:name="Forma4" draw:style-name="gr17" draw:text-style-name="P363" svg:width="15.011cm" svg:height="1.743cm" svg:x="1.199cm" svg:y="0.487cm"><draw:text-box><text:p><text:span text:style-name="T167">SELECT nome, cognome</text:span></text:p><text:p><text:span text:style-name="T167">FROM utente</text:span></text:p><text:p><text:span text:style-name="T167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111952927057452" text:continue-numbering="true" text:style-name="L39">
        <text:list-item>
          <text:p text:style-name="P267">Elencare nome, cognome ed occupazione degli utenti:</text:p>
        </text:list-item>
      </text:list>
      <text:p text:style-name="P10"><draw:frame text:anchor-type="paragraph" draw:z-index="28" draw:name="Forma4" draw:style-name="gr17" draw:text-style-name="P363" svg:width="15.011cm" svg:height="1.743cm" svg:x="1.199cm" svg:y="0.487cm"><draw:text-box><text:p><text:span text:style-name="T167">SELECT u.nome, cognome, l.nome_lavoro</text:span></text:p><text:p><text:span text:style-name="T167">FROM utente u, lavoro l</text:span></text:p><text:p><text:span text:style-name="T167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11954726351984" text:continue-numbering="true" text:style-name="L39">
        <text:list-item>
          <text:p text:style-name="P268">Elencare <text:span text:style-name="T164">id di ogni contatto con </text:span>nome e cognome <text:span text:style-name="T164">dell’utente che indica</text:span>:</text:p>
        </text:list-item>
      </text:list>
      <text:p text:style-name="P11"><draw:frame text:anchor-type="paragraph" draw:z-index="29" draw:name="Forma4" draw:style-name="gr17" draw:text-style-name="P363" svg:width="15.011cm" svg:height="1.743cm" svg:x="1.199cm" svg:y="0.487cm"><draw:text-box><text:p><text:span text:style-name="T167">SELECT con.id_contatto, u.nome, cognome</text:span></text:p><text:p><text:span text:style-name="T167">FROM contatto con JOIN utente u</text:span></text:p><text:p><text:span text:style-name="T167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11954219969465" text:continue-numbering="true" text:style-name="L39">
        <text:list-item>
          <text:p text:style-name="P269">Stampare la lista contatti di un utente, dato il suo id:</text:p>
        </text:list-item>
      </text:list>
      <text:p text:style-name="P12"><draw:frame text:anchor-type="paragraph" draw:z-index="30" draw:name="Forma4" draw:style-name="gr17" draw:text-style-name="P363" svg:width="15.011cm" svg:height="1.743cm" svg:x="1.199cm" svg:y="0.487cm"><draw:text-box><text:p><text:span text:style-name="T167">SELECT u.nome, cognome, c.id_contatto</text:span></text:p><text:p><text:span text:style-name="T167">FROM utente u JOIN collaborazione c</text:span></text:p><text:p><text:span text:style-name="T167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11953644669507" text:continue-numbering="true" text:style-name="L39">
        <text:list-item>
          <text:p text:style-name="P270">Elencare di quali utenti è connessione di secondo grado un utente (x):</text:p>
        </text:list-item>
      </text:list>
      <text:p text:style-name="P13"/>
      <text:p text:style-name="P13"><draw:frame text:anchor-type="paragraph" draw:z-index="34" draw:name="Forma4" draw:style-name="gr19" draw:text-style-name="P363" svg:width="15.011cm" svg:height="2.892cm" svg:x="1.296cm" svg:y="0.122cm"><draw:text-box><text:p><text:span text:style-name="T167">SELECT CONCAT(utente.nome, ' ', cognome) AS connessioni</text:span></text:p><text:p><text:span text:style-name="T167">FROM utente</text:span></text:p><text:p><text:span text:style-name="T167">WHERE utente.id_utente IN (SELECT id_utente</text:span></text:p><text:p><text:span text:style-name="T167"><text:s text:c="27"/></text:span><text:span text:style-name="T167">FROM secondo</text:span></text:p><text:p><text:span text:style-name="T167"><text:s text:c="27"/></text:span><text:span text:style-name="T167">WHERE secondo.id_nodo IN (SELECT id_nodo</text:span></text:p><text:p><text:span text:style-name="T167"><text:s text:c="53"/></text:span><text:span text:style-name="T167">FROM nodo</text:span></text:p><text:p><text:span text:style-name="T167"><text:s text:c="53"/></text:span><text:span text:style-name="T167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11953773635405" text:continue-numbering="true" text:style-name="L39">
        <text:list-item>
          <text:p text:style-name="P271">Elencare i nomi dei gruppi con una determinata affinità:</text:p>
          <text:p text:style-name="P271"><draw:frame text:anchor-type="paragraph" draw:z-index="32" draw:name="Forma4" draw:style-name="gr17" draw:text-style-name="P363" svg:width="15.011cm" svg:height="1.743cm" svg:x="1.199cm" svg:y="0.487cm"><draw:text-box><text:p><text:span text:style-name="T167">SELECT nome_gruppo</text:span></text:p><text:p><text:span text:style-name="T167">FROM gruppo</text:span></text:p><text:p><text:span text:style-name="T167">WHERE affinita = x</text:span></text:p></draw:text-box></draw:frame></text:p>
        </text:list-item>
        <text:list-item>
          <text:p text:style-name="P352">Elencare i partecipanti ad un gruppo specifico:</text:p>
        </text:list-item>
      </text:list>
      <text:p text:style-name="P14"><draw:frame text:anchor-type="paragraph" draw:z-index="33" draw:name="Forma4" draw:style-name="gr18" draw:text-style-name="P363" svg:width="15.011cm" svg:height="3.305cm" svg:x="1.199cm" svg:y="0.487cm"><draw:text-box><text:p><text:span text:style-name="T167">SELECT CONCAT(utente.nome, ' ', cognome) AS elementi</text:span></text:p><text:p><text:span text:style-name="T167">FROM utente</text:span></text:p><text:p><text:span text:style-name="T167">WHERE id_utente IN (SELECT id_utente</text:span></text:p><text:p><text:span text:style-name="T167"><text:s text:c="20"/></text:span><text:span text:style-name="T167">FROM appartenenza</text:span></text:p><text:p><text:span text:style-name="T167"><text:s text:c="20"/></text:span><text:span text:style-name="T167">WHERE appartenenza.id_gruppo IN</text:span></text:p><text:p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text:s text:c="4"/></text:span><text:span text:style-name="T167">(SELECT id_gruppo</text:span></text:p><text:p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FROM gruppo</text:span></text:p><text:p><text:span text:style-name="T167"><text:s text:c="26"/></text:span><text:span text:style-name="T167"><text:tab/></text:span><text:span text:style-name="T167"><text:tab/></text:span><text:span text:style-name="T167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1953670064756" text:continue-numbering="true" text:style-name="L39">
        <text:list-item>
          <text:p text:style-name="P272">Consultare le offerte di lavoro <text:span text:style-name="T165">con almeno un posto disponibile</text:span> filtrando in base alla </text:p>
          <text:p text:style-name="P272">figura professionale richiesta:</text:p>
        </text:list-item>
      </text:list>
      <text:p text:style-name="P273"><draw:frame text:anchor-type="paragraph" draw:z-index="31" draw:name="Forma4" draw:style-name="gr17" draw:text-style-name="P363" svg:width="15.011cm" svg:height="1.743cm" svg:x="1.272cm" svg:y="0.4cm"><draw:text-box><text:p><text:span text:style-name="T167">SELECT occupazione, num_posti</text:span></text:p><text:p><text:span text:style-name="T167">FROM offerta</text:span></text:p><text:p><text:span text:style-name="T167">WHERE occupazione = x AND num_posti &gt;= 1</text:span></text:p></draw:text-box></draw:frame></text:p>
      <text:p text:style-name="P273"/>
      <text:p text:style-name="P273"/>
      <text:p text:style-name="P273"/>
      <text:p text:style-name="P273"/>
      <text:p text:style-name="P273"/>
      <text:list xml:id="list111953215805348" text:continue-numbering="true" text:style-name="L39">
        <text:list-item>
          <text:p text:style-name="P274">Stampare nome, cognome e data di nascita degli utenti nati dopo l’anno x:</text:p>
          <text:p text:style-name="P274"><draw:frame text:anchor-type="paragraph" draw:z-index="35" draw:name="Forma4" draw:style-name="gr17" draw:text-style-name="P363" svg:width="15.011cm" svg:height="1.743cm" svg:x="1.272cm" svg:y="0.4cm"><draw:text-box><text:p><text:span text:style-name="T167">SELECT nome, cognome, data_nascita</text:span></text:p><text:p><text:span text:style-name="T167">FROM utente</text:span></text:p><text:p><text:span text:style-name="T167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0T11:18:37.674000000</dc:date>
    <meta:editing-duration>P2DT13H50M32S</meta:editing-duration>
    <meta:editing-cycles>419</meta:editing-cycles>
    <meta:generator>LibreOffice/5.2.2.2$Windows_x86 LibreOffice_project/8f96e87c890bf8fa77463cd4b640a2312823f3ad</meta:generator>
    <meta:document-statistic meta:table-count="8" meta:image-count="9" meta:object-count="0" meta:page-count="30" meta:paragraph-count="512" meta:word-count="4869" meta:character-count="32653" meta:non-whitespace-character-count="28158"/>
  </office:meta>
</office:document-meta>
</file>